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ff00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style:rotation-angle="90" fo:border-top="non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rotation-angle="9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rotation-angle="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VM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2" table:default-cell-style-name="ce13"/>
        <table:table-column table:style-name="co1" table:number-columns-repeated="2" table:default-cell-style-name="Default"/>
        <table:table-column table:style-name="co3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390" calcext:value-type="float">
            <text:p>639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676" calcext:value-type="float">
            <text:p>2676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3" calcext:value-type="float">
            <text:p>77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97" calcext:value-type="float">
            <text:p>699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4912" calcext:value-type="float">
            <text:p>2491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4912" calcext:value-type="float">
            <text:p>2491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1471" calcext:value-type="float">
            <text:p>147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1471" calcext:value-type="float">
            <text:p>147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23547913608723" calcext:value-type="float">
            <text:p>0.2354791360872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141136031038356" calcext:value-type="float">
            <text:p>0.14113603103835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13248535086466" calcext:value-type="float">
            <text:p>0.913248535086466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898891501511589" calcext:value-type="float">
            <text:p>0.898891501511589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12857142857143" calcext:value-type="float">
            <text:p>0.912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892" calcext:value-type="float">
            <text:p>0.892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253662043555103" calcext:value-type="float">
            <text:p>0.253662043555103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151380049688595" calcext:value-type="float">
            <text:p>0.15138004968859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19279827008054" calcext:value-type="float">
            <text:p>0.21927982700805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06744594643049" calcext:value-type="float">
            <text:p>0.106744594643049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359659718831119" calcext:value-type="float">
            <text:p>0.35965971883111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192754702321215" calcext:value-type="float">
            <text:p>0.192754702321215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97964721845319" calcext:value-type="float">
            <text:p>0.99796472184531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4605087014726" calcext:value-type="float">
            <text:p>0.98460508701472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0557556001970966" calcext:value-type="float">
            <text:p>0.05575560019709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0557556001970966" calcext:value-type="float">
            <text:p>0.05575560019709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105610798004092" calcext:value-type="float">
            <text:p>0.10561079800409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105535028876852" calcext:value-type="float">
            <text:p>0.10553502887685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float" office:value="7785" calcext:value-type="float">
            <text:p>7785</text:p>
          </table:table-cell>
          <table:table-cell office:value-type="float" office:value="4060" calcext:value-type="float">
            <text:p>4060</text:p>
          </table:table-cell>
          <table:table-cell office:value-type="float" office:value="2137" calcext:value-type="float">
            <text:p>2137</text:p>
          </table:table-cell>
          <table:table-cell office:value-type="float" office:value="2517" calcext:value-type="float">
            <text:p>2517</text:p>
          </table:table-cell>
          <table:table-cell office:value-type="float" office:value="2154" calcext:value-type="float">
            <text:p>2154</text:p>
          </table:table-cell>
          <table:table-cell office:value-type="float" office:value="2550" calcext:value-type="float">
            <text:p>2550</text:p>
          </table:table-cell>
          <table:table-cell office:value-type="float" office:value="359" calcext:value-type="float">
            <text:p>359</text:p>
          </table:table-cell>
          <table:table-cell office:value-type="float" office:value="1148" calcext:value-type="float">
            <text:p>1148</text:p>
          </table:table-cell>
          <table:table-cell office:value-type="float" office:value="630" calcext:value-type="float">
            <text:p>63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334" calcext:value-type="float">
            <text:p>633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695" calcext:value-type="float">
            <text:p>269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83" calcext:value-type="float">
            <text:p>698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155" calcext:value-type="float">
            <text:p>2515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155" calcext:value-type="float">
            <text:p>2515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28" calcext:value-type="float">
            <text:p>122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28" calcext:value-type="float">
            <text:p>122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226522481502561" calcext:value-type="float">
            <text:p>0.22652248150256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133512575298642" calcext:value-type="float">
            <text:p>0.13351257529864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07060002864098" calcext:value-type="float">
            <text:p>0.907060002864098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05273765535774" calcext:value-type="float">
            <text:p>0.90527376553577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04857142857143" calcext:value-type="float">
            <text:p>0.904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898333333333333" calcext:value-type="float">
            <text:p>0.898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245963514363598" calcext:value-type="float">
            <text:p>0.245963514363598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143109961542388" calcext:value-type="float">
            <text:p>0.14310996154238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17281722571411" calcext:value-type="float">
            <text:p>0.21728172257141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05822550831793" calcext:value-type="float">
            <text:p>0.10582255083179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7571428571428" calcext:value-type="float">
            <text:p>0.99757142857142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56839899841586" calcext:value-type="float">
            <text:p>0.35683989984158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19125016060645" calcext:value-type="float">
            <text:p>0.19125016060645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86345381526104" calcext:value-type="float">
            <text:p>0.98634538152610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1614708233413" calcext:value-type="float">
            <text:p>0.98161470823341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0465451237539325" calcext:value-type="float">
            <text:p>0.04654512375393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0465451237539325" calcext:value-type="float">
            <text:p>0.046545123753933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0888953235847691" calcext:value-type="float">
            <text:p>0.08889532358476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0888760222913802" calcext:value-type="float">
            <text:p>0.08887602229138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87" calcext:value-type="float">
            <text:p>1887</text:p>
          </table:table-cell>
          <table:table-cell office:value-type="float" office:value="7794" calcext:value-type="float">
            <text:p>7794</text:p>
          </table:table-cell>
          <table:table-cell office:value-type="float" office:value="3277" calcext:value-type="float">
            <text:p>3277</text:p>
          </table:table-cell>
          <table:table-cell office:value-type="float" office:value="2115" calcext:value-type="float">
            <text:p>2115</text:p>
          </table:table-cell>
          <table:table-cell office:value-type="float" office:value="2973" calcext:value-type="float">
            <text:p>2973</text:p>
          </table:table-cell>
          <table:table-cell office:value-type="float" office:value="2587" calcext:value-type="float">
            <text:p>2587</text:p>
          </table:table-cell>
          <table:table-cell office:value-type="float" office:value="2715" calcext:value-type="float">
            <text:p>2715</text:p>
          </table:table-cell>
          <table:table-cell office:value-type="float" office:value="339" calcext:value-type="float">
            <text:p>339</text:p>
          </table:table-cell>
          <table:table-cell office:value-type="float" office:value="1209" calcext:value-type="float">
            <text:p>1209</text:p>
          </table:table-cell>
          <table:table-cell office:value-type="float" office:value="259" calcext:value-type="float">
            <text:p>259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088" calcext:value-type="float">
            <text:p>608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613" calcext:value-type="float">
            <text:p>261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6959" calcext:value-type="float">
            <text:p>695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73" calcext:value-type="float">
            <text:p>2973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27" calcext:value-type="float">
            <text:p>27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5148" calcext:value-type="float">
            <text:p>2514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5148" calcext:value-type="float">
            <text:p>2514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235" calcext:value-type="float">
            <text:p>123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235" calcext:value-type="float">
            <text:p>123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219363148908127" calcext:value-type="float">
            <text:p>0.21936314890812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13096007895722" calcext:value-type="float">
            <text:p>0.1309600789572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874838338841788" calcext:value-type="float">
            <text:p>0.874838338841788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87891019172553" calcext:value-type="float">
            <text:p>0.87891019172553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869714285714286" calcext:value-type="float">
            <text:p>0.869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871" calcext:value-type="float">
            <text:p>0.871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245454273133032" calcext:value-type="float">
            <text:p>0.245454273133032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143212061396045" calcext:value-type="float">
            <text:p>0.14321206139604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16744012209176" calcext:value-type="float">
            <text:p>0.21674401220917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05721702642154" calcext:value-type="float">
            <text:p>0.105721702642154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0.994142857142857" calcext:value-type="float">
            <text:p>0.994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91" calcext:value-type="float">
            <text:p>0.991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5589536400133" calcext:value-type="float">
            <text:p>0.3558953640013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191060698563671" calcext:value-type="float">
            <text:p>0.191060698563671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0.967868338557994" calcext:value-type="float">
            <text:p>0.96786833855799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78605388272583" calcext:value-type="float">
            <text:p>0.97860538827258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046810446120608" calcext:value-type="float">
            <text:p>0.04681044612060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046810446120608" calcext:value-type="float">
            <text:p>0.04681044612060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089301854730829" calcext:value-type="float">
            <text:p>0.08930185473082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0893470790378007" calcext:value-type="float">
            <text:p>0.089347079037801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float" office:value="2333" calcext:value-type="float">
            <text:p>2333</text:p>
          </table:table-cell>
          <table:table-cell office:value-type="float" office:value="5735" calcext:value-type="float">
            <text:p>5735</text:p>
          </table:table-cell>
          <table:table-cell office:value-type="float" office:value="1832" calcext:value-type="float">
            <text:p>1832</text:p>
          </table:table-cell>
          <table:table-cell office:value-type="float" office:value="6064" calcext:value-type="float">
            <text:p>6064</text:p>
          </table:table-cell>
          <table:table-cell office:value-type="float" office:value="3687" calcext:value-type="float">
            <text:p>3687</text:p>
          </table:table-cell>
          <table:table-cell office:value-type="float" office:value="2046" calcext:value-type="float">
            <text:p>2046</text:p>
          </table:table-cell>
          <table:table-cell office:value-type="float" office:value="194" calcext:value-type="float">
            <text:p>194</text:p>
          </table:table-cell>
          <table:table-cell office:value-type="float" office:value="1117" calcext:value-type="float">
            <text:p>1117</text:p>
          </table:table-cell>
          <table:table-cell office:value-type="float" office:value="217" calcext:value-type="float">
            <text:p>217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393" calcext:value-type="float">
            <text:p>639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658" calcext:value-type="float">
            <text:p>265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1" calcext:value-type="float">
            <text:p>77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6997" calcext:value-type="float">
            <text:p>699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72" calcext:value-type="float">
            <text:p>2972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07" calcext:value-type="float">
            <text:p>70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28" calcext:value-type="float">
            <text:p>28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70" calcext:value-type="float">
            <text:p>67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4660" calcext:value-type="float">
            <text:p>2466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4660" calcext:value-type="float">
            <text:p>2466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723" calcext:value-type="float">
            <text:p>172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723" calcext:value-type="float">
            <text:p>172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91" calcext:value-type="float">
            <text:p>59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243117754545727" calcext:value-type="float">
            <text:p>0.24311775454572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149099819623592" calcext:value-type="float">
            <text:p>0.14909981962359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13677290267257" calcext:value-type="float">
            <text:p>0.913677290267257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894347240915208" calcext:value-type="float">
            <text:p>0.89434724091520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13285714285714" calcext:value-type="float">
            <text:p>0.913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886" calcext:value-type="float">
            <text:p>0.886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261210795914088" calcext:value-type="float">
            <text:p>0.261210795914088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159786270973012" calcext:value-type="float">
            <text:p>0.159786270973012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21025365637932" calcext:value-type="float">
            <text:p>0.22102536563793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07556456282571" calcext:value-type="float">
            <text:p>0.107556456282571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90666666666667" calcext:value-type="float">
            <text:p>0.990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362004294176993" calcext:value-type="float">
            <text:p>0.36200429417699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194045442674327" calcext:value-type="float">
            <text:p>0.19404544267432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98261877172654" calcext:value-type="float">
            <text:p>0.99826187717265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84009137635637" calcext:value-type="float">
            <text:p>0.984009137635637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065307205397415" calcext:value-type="float">
            <text:p>0.06530720539741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065307205397415" calcext:value-type="float">
            <text:p>0.065307205397415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122594186915223" calcext:value-type="float">
            <text:p>0.12259418691522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122485249164712" calcext:value-type="float">
            <text:p>0.12248524916471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384" calcext:value-type="float">
            <text:p>1384</text:p>
          </table:table-cell>
          <table:table-cell office:value-type="float" office:value="7667" calcext:value-type="float">
            <text:p>7667</text:p>
          </table:table-cell>
          <table:table-cell office:value-type="float" office:value="3748" calcext:value-type="float">
            <text:p>3748</text:p>
          </table:table-cell>
          <table:table-cell office:value-type="float" office:value="2193" calcext:value-type="float">
            <text:p>2193</text:p>
          </table:table-cell>
          <table:table-cell office:value-type="float" office:value="2862" calcext:value-type="float">
            <text:p>2862</text:p>
          </table:table-cell>
          <table:table-cell office:value-type="float" office:value="2075" calcext:value-type="float">
            <text:p>2075</text:p>
          </table:table-cell>
          <table:table-cell office:value-type="float" office:value="2567" calcext:value-type="float">
            <text:p>2567</text:p>
          </table:table-cell>
          <table:table-cell office:value-type="float" office:value="445" calcext:value-type="float">
            <text:p>445</text:p>
          </table:table-cell>
          <table:table-cell office:value-type="float" office:value="1086" calcext:value-type="float">
            <text:p>1086</text:p>
          </table:table-cell>
          <table:table-cell office:value-type="float" office:value="633" calcext:value-type="float">
            <text:p>633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6359" calcext:value-type="float">
            <text:p>635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703" calcext:value-type="float">
            <text:p>270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74" calcext:value-type="float">
            <text:p>7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6992" calcext:value-type="float">
            <text:p>699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2979" calcext:value-type="float">
            <text:p>2979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01" calcext:value-type="float">
            <text:p>7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21" calcext:value-type="float">
            <text:p>21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78" calcext:value-type="float">
            <text:p>67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5116" calcext:value-type="float">
            <text:p>2511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5116" calcext:value-type="float">
            <text:p>25116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67" calcext:value-type="float">
            <text:p>126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67" calcext:value-type="float">
            <text:p>1267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228439624958811" calcext:value-type="float">
            <text:p>0.22843962495881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1351121396726" calcext:value-type="float">
            <text:p>0.135112139672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909467963386728" calcext:value-type="float">
            <text:p>0.909467963386728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907351460221551" calcext:value-type="float">
            <text:p>0.90735146022155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908428571428571" calcext:value-type="float">
            <text:p>0.908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901" calcext:value-type="float">
            <text:p>0.901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247401371955786" calcext:value-type="float">
            <text:p>0.247401371955786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144505326209032" calcext:value-type="float">
            <text:p>0.144505326209032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17765042979943" calcext:value-type="float">
            <text:p>0.21776504297994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0603310197544" calcext:value-type="float">
            <text:p>0.10603310197544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0.998857142857143" calcext:value-type="float">
            <text:p>0.998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93" calcext:value-type="float">
            <text:p>0.99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357573897923698" calcext:value-type="float">
            <text:p>0.35757389792369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191606367583213" calcext:value-type="float">
            <text:p>0.19160636758321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0.993725490196078" calcext:value-type="float">
            <text:p>0.99372549019607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83695652173913" calcext:value-type="float">
            <text:p>0.98369565217391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0480233483682674" calcext:value-type="float">
            <text:p>0.04802334836826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0480233483682674" calcext:value-type="float">
            <text:p>0.04802334836826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0916190613927254" calcext:value-type="float">
            <text:p>0.09161906139272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0915760182140147" calcext:value-type="float">
            <text:p>0.09157601821401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float" office:value="7817" calcext:value-type="float">
            <text:p>7817</text:p>
          </table:table-cell>
          <table:table-cell office:value-type="float" office:value="3643" calcext:value-type="float">
            <text:p>3643</text:p>
          </table:table-cell>
          <table:table-cell office:value-type="float" office:value="1728" calcext:value-type="float">
            <text:p>1728</text:p>
          </table:table-cell>
          <table:table-cell office:value-type="float" office:value="2773" calcext:value-type="float">
            <text:p>2773</text:p>
          </table:table-cell>
          <table:table-cell office:value-type="float" office:value="2564" calcext:value-type="float">
            <text:p>2564</text:p>
          </table:table-cell>
          <table:table-cell office:value-type="float" office:value="3034" calcext:value-type="float">
            <text:p>3034</text:p>
          </table:table-cell>
          <table:table-cell office:value-type="float" office:value="345" calcext:value-type="float">
            <text:p>345</text:p>
          </table:table-cell>
          <table:table-cell office:value-type="float" office:value="1282" calcext:value-type="float">
            <text:p>1282</text:p>
          </table:table-cell>
          <table:table-cell office:value-type="float" office:value="259" calcext:value-type="float">
            <text:p>259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6201" calcext:value-type="float">
            <text:p>620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650" calcext:value-type="float">
            <text:p>265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6968" calcext:value-type="float">
            <text:p>696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2975" calcext:value-type="float">
            <text:p>2975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5370" calcext:value-type="float">
            <text:p>2537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5370" calcext:value-type="float">
            <text:p>2537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1013" calcext:value-type="float">
            <text:p>101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1013" calcext:value-type="float">
            <text:p>1013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216098013959201" calcext:value-type="float">
            <text:p>0.21609801395920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124663921315046" calcext:value-type="float">
            <text:p>0.12466392131504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889925373134328" calcext:value-type="float">
            <text:p>0.889925373134328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890756302521008" calcext:value-type="float">
            <text:p>0.89075630252100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885857142857143" calcext:value-type="float">
            <text:p>0.885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883333333333333" calcext:value-type="float">
            <text:p>0.883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239073780067699" calcext:value-type="float">
            <text:p>0.239073780067699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135724738794541" calcext:value-type="float">
            <text:p>0.135724738794541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15474055290989" calcext:value-type="float">
            <text:p>0.21547405529098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04956782501323" calcext:value-type="float">
            <text:p>0.10495678250132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95428571428571" calcext:value-type="float">
            <text:p>0.995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0.991666666666667" calcext:value-type="float">
            <text:p>0.991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54263053536021" calcext:value-type="float">
            <text:p>0.35426305353602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189822938267666" calcext:value-type="float">
            <text:p>0.18982293826766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69377990430622" calcext:value-type="float">
            <text:p>0.96937799043062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0.975915221579962" calcext:value-type="float">
            <text:p>0.975915221579962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0383959367774703" calcext:value-type="float">
            <text:p>0.0383959367774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0383959367774703" calcext:value-type="float">
            <text:p>0.0383959367774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0738661222108794" calcext:value-type="float">
            <text:p>0.07386612221087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0738849786659859" calcext:value-type="float">
            <text:p>0.07388497866598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2115" calcext:value-type="float">
            <text:p>2115</text:p>
          </table:table-cell>
          <table:table-cell office:value-type="float" office:value="6363" calcext:value-type="float">
            <text:p>6363</text:p>
          </table:table-cell>
          <table:table-cell office:value-type="float" office:value="4239" calcext:value-type="float">
            <text:p>4239</text:p>
          </table:table-cell>
          <table:table-cell office:value-type="float" office:value="2042" calcext:value-type="float">
            <text:p>2042</text:p>
          </table:table-cell>
          <table:table-cell office:value-type="float" office:value="4111" calcext:value-type="float">
            <text:p>4111</text:p>
          </table:table-cell>
          <table:table-cell office:value-type="float" office:value="2884" calcext:value-type="float">
            <text:p>2884</text:p>
          </table:table-cell>
          <table:table-cell office:value-type="float" office:value="2135" calcext:value-type="float">
            <text:p>2135</text:p>
          </table:table-cell>
          <table:table-cell office:value-type="float" office:value="199" calcext:value-type="float">
            <text:p>199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6380" calcext:value-type="float">
            <text:p>638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712" calcext:value-type="float">
            <text:p>2712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6994" calcext:value-type="float">
            <text:p>699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3451" calcext:value-type="float">
            <text:p>2345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3451" calcext:value-type="float">
            <text:p>23451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2932" calcext:value-type="float">
            <text:p>293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2932" calcext:value-type="float">
            <text:p>2932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278944372884402" calcext:value-type="float">
            <text:p>0.27894437288440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192083858013137" calcext:value-type="float">
            <text:p>0.192083858013137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912210466113812" calcext:value-type="float">
            <text:p>0.912210466113812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910984212294256" calcext:value-type="float">
            <text:p>0.91098421229425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911428571428571" calcext:value-type="float">
            <text:p>0.911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904" calcext:value-type="float">
            <text:p>0.904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297336967917802" calcext:value-type="float">
            <text:p>0.297336967917802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201102678419494" calcext:value-type="float">
            <text:p>0.201102678419494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29725734931844" calcext:value-type="float">
            <text:p>0.22972573493184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12645678825488" calcext:value-type="float">
            <text:p>0.11264567882548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0.999142857142857" calcext:value-type="float">
            <text:p>0.999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373561223127253" calcext:value-type="float">
            <text:p>0.37356122312725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202324316977029" calcext:value-type="float">
            <text:p>0.202324316977029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0.997957794417971" calcext:value-type="float">
            <text:p>0.99795779441797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0.992216582064298" calcext:value-type="float">
            <text:p>0.99221658206429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1111321684418" calcext:value-type="float">
            <text:p>0.111132168441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1111321684418" calcext:value-type="float">
            <text:p>0.111132168441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19999317895024" calcext:value-type="float">
            <text:p>0.1999931789502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19987729224896" calcext:value-type="float">
            <text:p>0.1998772922489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7075" calcext:value-type="float">
            <text:p>7075</text:p>
          </table:table-cell>
          <table:table-cell office:value-type="float" office:value="3095" calcext:value-type="float">
            <text:p>3095</text:p>
          </table:table-cell>
          <table:table-cell office:value-type="float" office:value="929" calcext:value-type="float">
            <text:p>929</text:p>
          </table:table-cell>
          <table:table-cell office:value-type="float" office:value="2783" calcext:value-type="float">
            <text:p>2783</text:p>
          </table:table-cell>
          <table:table-cell office:value-type="float" office:value="2967" calcext:value-type="float">
            <text:p>2967</text:p>
          </table:table-cell>
          <table:table-cell office:value-type="float" office:value="3525" calcext:value-type="float">
            <text:p>3525</text:p>
          </table:table-cell>
          <table:table-cell office:value-type="float" office:value="271" calcext:value-type="float">
            <text:p>271</text:p>
          </table:table-cell>
          <table:table-cell office:value-type="float" office:value="1176" calcext:value-type="float">
            <text:p>1176</text:p>
          </table:table-cell>
          <table:table-cell office:value-type="float" office:value="247" calcext:value-type="float">
            <text:p>247</text:p>
          </table:table-cell>
          <table:table-cell office:value-type="float" office:value="2932" calcext:value-type="float">
            <text:p>293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6270" calcext:value-type="float">
            <text:p>627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684" calcext:value-type="float">
            <text:p>2684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6983" calcext:value-type="float">
            <text:p>698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2978" calcext:value-type="float">
            <text:p>2978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22" calcext:value-type="float">
            <text:p>2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4904" calcext:value-type="float">
            <text:p>2490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4904" calcext:value-type="float">
            <text:p>2490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1479" calcext:value-type="float">
            <text:p>147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1479" calcext:value-type="float">
            <text:p>147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232124135038792" calcext:value-type="float">
            <text:p>0.23212413503879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141680563591192" calcext:value-type="float">
            <text:p>0.14168056359119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897894887584133" calcext:value-type="float">
            <text:p>0.897894887584133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9012760241773" calcext:value-type="float">
            <text:p>0.9012760241773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895714285714286" calcext:value-type="float">
            <text:p>0.895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894666666666667" calcext:value-type="float">
            <text:p>0.894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253482311356079" calcext:value-type="float">
            <text:p>0.253482311356079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151686349249566" calcext:value-type="float">
            <text:p>0.15168634924956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18992065732117" calcext:value-type="float">
            <text:p>0.21899206573211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06807259163618" calcext:value-type="float">
            <text:p>0.10680725916361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97571428571428" calcext:value-type="float">
            <text:p>0.99757142857142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92666666666667" calcext:value-type="float">
            <text:p>0.992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59143158381979" calcext:value-type="float">
            <text:p>0.35914315838197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192863156531313" calcext:value-type="float">
            <text:p>0.19286315653131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88636363636364" calcext:value-type="float">
            <text:p>0.98863636363636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85343104596935" calcext:value-type="float">
            <text:p>0.985343104596935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0560588257590115" calcext:value-type="float">
            <text:p>0.05605882575901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0560588257590115" calcext:value-type="float">
            <text:p>0.056058825759012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106101366620037" calcext:value-type="float">
            <text:p>0.10610136662003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106082341127528" calcext:value-type="float">
            <text:p>0.106082341127528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float" office:value="7306" calcext:value-type="float">
            <text:p>7306</text:p>
          </table:table-cell>
          <table:table-cell office:value-type="float" office:value="3290" calcext:value-type="float">
            <text:p>3290</text:p>
          </table:table-cell>
          <table:table-cell office:value-type="float" office:value="1124" calcext:value-type="float">
            <text:p>1124</text:p>
          </table:table-cell>
          <table:table-cell office:value-type="float" office:value="4085" calcext:value-type="float">
            <text:p>4085</text:p>
          </table:table-cell>
          <table:table-cell office:value-type="float" office:value="2677" calcext:value-type="float">
            <text:p>2677</text:p>
          </table:table-cell>
          <table:table-cell office:value-type="float" office:value="2938" calcext:value-type="float">
            <text:p>2938</text:p>
          </table:table-cell>
          <table:table-cell office:value-type="float" office:value="259" calcext:value-type="float">
            <text:p>259</text:p>
          </table:table-cell>
          <table:table-cell office:value-type="float" office:value="1105" calcext:value-type="float">
            <text:p>1105</text:p>
          </table:table-cell>
          <table:table-cell office:value-type="float" office:value="254" calcext:value-type="float">
            <text:p>254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6076" calcext:value-type="float">
            <text:p>6076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623" calcext:value-type="float">
            <text:p>262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9" calcext:value-type="float">
            <text:p>7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6959" calcext:value-type="float">
            <text:p>695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2974" calcext:value-type="float">
            <text:p>2974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26" calcext:value-type="float">
            <text:p>2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4785" calcext:value-type="float">
            <text:p>2478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4785" calcext:value-type="float">
            <text:p>2478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598" calcext:value-type="float">
            <text:p>159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598" calcext:value-type="float">
            <text:p>159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229877482550999" calcext:value-type="float">
            <text:p>0.22987748255099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143654494095225" calcext:value-type="float">
            <text:p>0.14365449409522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873113953154189" calcext:value-type="float">
            <text:p>0.873113953154189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881977135171486" calcext:value-type="float">
            <text:p>0.88197713517148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868" calcext:value-type="float">
            <text:p>0.868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874333333333333" calcext:value-type="float">
            <text:p>0.874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256328071173951" calcext:value-type="float">
            <text:p>0.256328071173951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15560017697308" calcext:value-type="float">
            <text:p>0.1556001769730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19222530241935" calcext:value-type="float">
            <text:p>0.21922253024193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07136424222775" calcext:value-type="float">
            <text:p>0.107136424222775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0.994142857142857" calcext:value-type="float">
            <text:p>0.994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0.991333333333333" calcext:value-type="float">
            <text:p>0.991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5922981622961" calcext:value-type="float">
            <text:p>0.3592298162296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193374296953737" calcext:value-type="float">
            <text:p>0.19337429695373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0.974984746796827" calcext:value-type="float">
            <text:p>0.97498474679682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0.983990147783251" calcext:value-type="float">
            <text:p>0.98399014778325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0605693059924952" calcext:value-type="float">
            <text:p>0.06056930599249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0605693059924952" calcext:value-type="float">
            <text:p>0.060569305992495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114053243879809" calcext:value-type="float">
            <text:p>0.11405324387980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114114328560717" calcext:value-type="float">
            <text:p>0.11411432856071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961" calcext:value-type="float">
            <text:p>3961</text:p>
          </table:table-cell>
          <table:table-cell office:value-type="float" office:value="4375" calcext:value-type="float">
            <text:p>4375</text:p>
          </table:table-cell>
          <table:table-cell office:value-type="float" office:value="1036" calcext:value-type="float">
            <text:p>1036</text:p>
          </table:table-cell>
          <table:table-cell office:value-type="float" office:value="6485" calcext:value-type="float">
            <text:p>6485</text:p>
          </table:table-cell>
          <table:table-cell office:value-type="float" office:value="3873" calcext:value-type="float">
            <text:p>3873</text:p>
          </table:table-cell>
          <table:table-cell office:value-type="float" office:value="2121" calcext:value-type="float">
            <text:p>2121</text:p>
          </table:table-cell>
          <table:table-cell office:value-type="float" office:value="214" calcext:value-type="float">
            <text:p>214</text:p>
          </table:table-cell>
          <table:table-cell office:value-type="float" office:value="1011" calcext:value-type="float">
            <text:p>1011</text:p>
          </table:table-cell>
          <table:table-cell office:value-type="float" office:value="258" calcext:value-type="float">
            <text:p>258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6421" calcext:value-type="float">
            <text:p>642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729" calcext:value-type="float">
            <text:p>2729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6995" calcext:value-type="float">
            <text:p>6995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2983" calcext:value-type="float">
            <text:p>2983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8" calcext:value-type="float">
            <text:p>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17" calcext:value-type="float">
            <text:p>17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78" calcext:value-type="float">
            <text:p>6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2888" calcext:value-type="float">
            <text:p>2288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2888" calcext:value-type="float">
            <text:p>2288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3495" calcext:value-type="float">
            <text:p>349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3495" calcext:value-type="float">
            <text:p>349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297037414252763" calcext:value-type="float">
            <text:p>0.29703741425276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211823163053466" calcext:value-type="float">
            <text:p>0.21182316305346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95" calcext:value-type="float">
            <text:p>5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917941386704789" calcext:value-type="float">
            <text:p>0.917941386704789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914850821320818" calcext:value-type="float">
            <text:p>0.91485082132081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917285714285714" calcext:value-type="float">
            <text:p>0.917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909666666666667" calcext:value-type="float">
            <text:p>0.909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314231794626007" calcext:value-type="float">
            <text:p>0.314231794626007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220467617329748" calcext:value-type="float">
            <text:p>0.22046761732974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34079577017033" calcext:value-type="float">
            <text:p>0.23407957701703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15302848749565" calcext:value-type="float">
            <text:p>0.115302848749565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0.999285714285714" calcext:value-type="float">
            <text:p>0.999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94333333333333" calcext:value-type="float">
            <text:p>0.994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379307540059106" calcext:value-type="float">
            <text:p>0.37930754005910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206643344532576" calcext:value-type="float">
            <text:p>0.20664334453257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0.998571428571429" calcext:value-type="float">
            <text:p>0.99857142857142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95159453302961" calcext:value-type="float">
            <text:p>0.99515945330296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132471667361559" calcext:value-type="float">
            <text:p>0.13247166736155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132471667361559" calcext:value-type="float">
            <text:p>0.13247166736155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233912257805441" calcext:value-type="float">
            <text:p>0.23391225780544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233818364274962" calcext:value-type="float">
            <text:p>0.23381836427496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7052" calcext:value-type="float">
            <text:p>7052</text:p>
          </table:table-cell>
          <table:table-cell office:value-type="float" office:value="3363" calcext:value-type="float">
            <text:p>3363</text:p>
          </table:table-cell>
          <table:table-cell office:value-type="float" office:value="914" calcext:value-type="float">
            <text:p>914</text:p>
          </table:table-cell>
          <table:table-cell office:value-type="float" office:value="2778" calcext:value-type="float">
            <text:p>2778</text:p>
          </table:table-cell>
          <table:table-cell office:value-type="float" office:value="2394" calcext:value-type="float">
            <text:p>2394</text:p>
          </table:table-cell>
          <table:table-cell office:value-type="float" office:value="3101" calcext:value-type="float">
            <text:p>3101</text:p>
          </table:table-cell>
          <table:table-cell office:value-type="float" office:value="399" calcext:value-type="float">
            <text:p>399</text:p>
          </table:table-cell>
          <table:table-cell office:value-type="float" office:value="1181" calcext:value-type="float">
            <text:p>1181</text:p>
          </table:table-cell>
          <table:table-cell office:value-type="float" office:value="298" calcext:value-type="float">
            <text:p>298</text:p>
          </table:table-cell>
          <table:table-cell office:value-type="float" office:value="3495" calcext:value-type="float">
            <text:p>349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45]+[.E246]+[.F247]+[.G248]+[.H249]+[.I250]+[.J251]+[.K252]+[.L253]+[.M254]" office:value-type="float" office:value="6333" calcext:value-type="float">
            <text:p>633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55]+[.E256]+[.F257]+[.G258]+[.H259]+[.I260]+[.J261]+[.K262]+[.L263]+[.M264]" office:value-type="float" office:value="2694" calcext:value-type="float">
            <text:p>2694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45:.M254])" office:value-type="float" office:value="6988" calcext:value-type="float">
            <text:p>698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55:.M264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45:.N254])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55:.N264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24708" calcext:value-type="float">
            <text:p>2470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24708" calcext:value-type="float">
            <text:p>2470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1675" calcext:value-type="float">
            <text:p>167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1675" calcext:value-type="float">
            <text:p>167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45]+[.Q249])/([.Q246]+[.Q247]+[.Q248]+[.Q249])" office:value-type="float" office:value="0.239882574963305" calcext:value-type="float">
            <text:p>0.23988257496330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45]+[.T249])/([.T246]+[.T247]+[.T248]+[.T249])" office:value-type="float" office:value="0.148691420208964" calcext:value-type="float">
            <text:p>0.148691420208964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245]/[.Q246]" office:value-type="float" office:value="0.90626788780767" calcext:value-type="float">
            <text:p>0.90626788780767</text:p>
          </table:table-cell>
          <table:table-cell/>
          <table:table-cell office:value-type="string" calcext:value-type="string">
            <text:p>Fine Accuracy</text:p>
          </table:table-cell>
          <table:table-cell table:formula="of:=[.T245]/[.T246]" office:value-type="float" office:value="0.904937856902922" calcext:value-type="float">
            <text:p>0.904937856902922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45]/([.Q246]+[.Q247])" office:value-type="float" office:value="0.904714285714286" calcext:value-type="float">
            <text:p>0.904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45]/([.T246]+[.T247])" office:value-type="float" office:value="0.898" calcext:value-type="float">
            <text:p>0.898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ccuracy</text:p>
          </table:table-cell>
          <table:table-cell table:formula="of:=([.Q246]+[.Q249])/([.Q246]+[.Q247]+[.Q248]+[.Q249])" office:value-type="float" office:value="0.259503340023365" calcext:value-type="float">
            <text:p>0.259503340023365</text:p>
          </table:table-cell>
          <table:table-cell/>
          <table:table-cell office:value-type="string" calcext:value-type="string">
            <text:p>Accuracy</text:p>
          </table:table-cell>
          <table:table-cell table:formula="of:=([.T246]+[.T249])/([.T246]+[.T247]+[.T248]+[.T249])" office:value-type="float" office:value="0.158322839737263" calcext:value-type="float">
            <text:p>0.158322839737263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46]/([.Q246]+[.Q248])" office:value-type="float" office:value="0.220469459868753" calcext:value-type="float">
            <text:p>0.22046945986875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46]/([.T246]+[.T248])" office:value-type="float" office:value="0.107531154054542" calcext:value-type="float">
            <text:p>0.107531154054542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46]/([.Q246]+[.Q247])" office:value-type="float" office:value="0.998285714285714" calcext:value-type="float">
            <text:p>0.998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46]/([.T246]+[.T247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54]*[.Q255])/([.Q254]+[.Q255]))" office:value-type="float" office:value="0.361174281579491" calcext:value-type="float">
            <text:p>0.36117428157949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54]*[.T255])/([.T254]+[.T255]))" office:value-type="float" office:value="0.194036174026397" calcext:value-type="float">
            <text:p>0.19403617402639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49]/([.Q249]+[.Q247])" office:value-type="float" office:value="0.992886781268524" calcext:value-type="float">
            <text:p>0.99288678126852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49]/([.T249]+[.T247])" office:value-type="float" office:value="0.986454652532391" calcext:value-type="float">
            <text:p>0.98645465253239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49]/([.Q249]+[.Q248])" office:value-type="float" office:value="0.0634878520259258" calcext:value-type="float">
            <text:p>0.06348785202592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49]/([.T249]+[.T248])" office:value-type="float" office:value="0.0634878520259258" calcext:value-type="float">
            <text:p>0.063487852025926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57]*[.Q258])/([.Q257]+[.Q258]))" office:value-type="float" office:value="0.119344495903099" calcext:value-type="float">
            <text:p>0.11934449590309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57]*[.T258])/([.T257]+[.T258]))" office:value-type="float" office:value="0.119297745806773" calcext:value-type="float">
            <text:p>0.119297745806773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11" calcext:value-type="float">
            <text:p>1811</text:p>
          </table:table-cell>
          <table:table-cell office:value-type="float" office:value="9023" calcext:value-type="float">
            <text:p>9023</text:p>
          </table:table-cell>
          <table:table-cell office:value-type="float" office:value="3277" calcext:value-type="float">
            <text:p>3277</text:p>
          </table:table-cell>
          <table:table-cell office:value-type="float" office:value="1074" calcext:value-type="float">
            <text:p>1074</text:p>
          </table:table-cell>
          <table:table-cell office:value-type="float" office:value="2636" calcext:value-type="float">
            <text:p>2636</text:p>
          </table:table-cell>
          <table:table-cell office:value-type="float" office:value="2278" calcext:value-type="float">
            <text:p>2278</text:p>
          </table:table-cell>
          <table:table-cell office:value-type="float" office:value="2958" calcext:value-type="float">
            <text:p>2958</text:p>
          </table:table-cell>
          <table:table-cell office:value-type="float" office:value="235" calcext:value-type="float">
            <text:p>235</text:p>
          </table:table-cell>
          <table:table-cell office:value-type="float" office:value="1154" calcext:value-type="float">
            <text:p>1154</text:p>
          </table:table-cell>
          <table:table-cell office:value-type="float" office:value="262" calcext:value-type="float">
            <text:p>262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69]+[.E270]+[.F271]+[.G272]+[.H273]+[.I274]+[.J275]+[.K276]+[.L277]+[.M278]" office:value-type="float" office:value="6169" calcext:value-type="float">
            <text:p>616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79]+[.E280]+[.F281]+[.G282]+[.H283]+[.I284]+[.J285]+[.K286]+[.L287]+[.M288]" office:value-type="float" office:value="2651" calcext:value-type="float">
            <text:p>2651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69:.M278])" office:value-type="float" office:value="6971" calcext:value-type="float">
            <text:p>697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79:.M288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69:.N278])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79:.N288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24900" calcext:value-type="float">
            <text:p>2490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24900" calcext:value-type="float">
            <text:p>2490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1483" calcext:value-type="float">
            <text:p>148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1483" calcext:value-type="float">
            <text:p>1483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69]+[.Q273])/([.Q270]+[.Q271]+[.Q272]+[.Q273])" office:value-type="float" office:value="0.229218464487913" calcext:value-type="float">
            <text:p>0.22921846448791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69]+[.T273])/([.T270]+[.T271]+[.T272]+[.T273])" office:value-type="float" office:value="0.140693598339176" calcext:value-type="float">
            <text:p>0.14069359833917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e Accuracy</text:p>
          </table:table-cell>
          <table:table-cell table:formula="of:=[.Q269]/[.Q270]" office:value-type="float" office:value="0.884951943767035" calcext:value-type="float">
            <text:p>0.884951943767035</text:p>
          </table:table-cell>
          <table:table-cell/>
          <table:table-cell office:value-type="string" calcext:value-type="string">
            <text:p>Fine Accuracy</text:p>
          </table:table-cell>
          <table:table-cell table:formula="of:=[.T269]/[.T270]" office:value-type="float" office:value="0.890493785690292" calcext:value-type="float">
            <text:p>0.890493785690292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69]/([.Q270]+[.Q271])" office:value-type="float" office:value="0.881285714285714" calcext:value-type="float">
            <text:p>0.881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69]/([.T270]+[.T271])" office:value-type="float" office:value="0.883666666666667" calcext:value-type="float">
            <text:p>0.883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ccuracy</text:p>
          </table:table-cell>
          <table:table-cell table:formula="of:=([.Q270]+[.Q273])/([.Q270]+[.Q271]+[.Q272]+[.Q273])" office:value-type="float" office:value="0.253242668424048" calcext:value-type="float">
            <text:p>0.253242668424048</text:p>
          </table:table-cell>
          <table:table-cell/>
          <table:table-cell office:value-type="string" calcext:value-type="string">
            <text:p>Accuracy</text:p>
          </table:table-cell>
          <table:table-cell table:formula="of:=([.T270]+[.T273])/([.T270]+[.T271]+[.T272]+[.T273])" office:value-type="float" office:value="0.151788449103223" calcext:value-type="float">
            <text:p>0.151788449103223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70]/([.Q270]+[.Q272])" office:value-type="float" office:value="0.218725487119952" calcext:value-type="float">
            <text:p>0.21872548711995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70]/([.T270]+[.T272])" office:value-type="float" office:value="0.106790544176203" calcext:value-type="float">
            <text:p>0.10679054417620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70]/([.Q270]+[.Q271])" office:value-type="float" office:value="0.995857142857143" calcext:value-type="float">
            <text:p>0.995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70]/([.T270]+[.T271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78]*[.Q279])/([.Q278]+[.Q279]))" office:value-type="float" office:value="0.358673561266754" calcext:value-type="float">
            <text:p>0.35867356126675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78]*[.T279])/([.T278]+[.T279]))" office:value-type="float" office:value="0.192829614275998" calcext:value-type="float">
            <text:p>0.192829614275998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73]/([.Q273]+[.Q271])" office:value-type="float" office:value="0.980820105820106" calcext:value-type="float">
            <text:p>0.98082010582010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73]/([.T273]+[.T271])" office:value-type="float" office:value="0.98472775564409" calcext:value-type="float">
            <text:p>0.98472775564409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73]/([.Q273]+[.Q272])" office:value-type="float" office:value="0.0562104385399689" calcext:value-type="float">
            <text:p>0.05621043853996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73]/([.T273]+[.T272])" office:value-type="float" office:value="0.0562104385399689" calcext:value-type="float">
            <text:p>0.05621043853996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81]*[.Q282])/([.Q281]+[.Q282]))" office:value-type="float" office:value="0.106327298799068" calcext:value-type="float">
            <text:p>0.10632729879906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81]*[.T282])/([.T281]+[.T282]))" office:value-type="float" office:value="0.10635017390369" calcext:value-type="float">
            <text:p>0.1063501739036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5187" calcext:value-type="float">
            <text:p>5187</text:p>
          </table:table-cell>
          <table:table-cell office:value-type="float" office:value="4297" calcext:value-type="float">
            <text:p>4297</text:p>
          </table:table-cell>
          <table:table-cell office:value-type="float" office:value="1347" calcext:value-type="float">
            <text:p>1347</text:p>
          </table:table-cell>
          <table:table-cell office:value-type="float" office:value="5052" calcext:value-type="float">
            <text:p>5052</text:p>
          </table:table-cell>
          <table:table-cell office:value-type="float" office:value="3338" calcext:value-type="float">
            <text:p>3338</text:p>
          </table:table-cell>
          <table:table-cell office:value-type="float" office:value="2249" calcext:value-type="float">
            <text:p>2249</text:p>
          </table:table-cell>
          <table:table-cell office:value-type="float" office:value="217" calcext:value-type="float">
            <text:p>217</text:p>
          </table:table-cell>
          <table:table-cell office:value-type="float" office:value="1118" calcext:value-type="float">
            <text:p>1118</text:p>
          </table:table-cell>
          <table:table-cell office:value-type="float" office:value="231" calcext:value-type="float">
            <text:p>231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RF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4" table:default-cell-style-name="ce13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3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496" calcext:value-type="float">
            <text:p>6496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677" calcext:value-type="float">
            <text:p>2677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47" calcext:value-type="float">
            <text:p>294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53" calcext:value-type="float">
            <text:p>5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6729" calcext:value-type="float">
            <text:p>1672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6729" calcext:value-type="float">
            <text:p>16729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9654" calcext:value-type="float">
            <text:p>965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9654" calcext:value-type="float">
            <text:p>9654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483779169038133" calcext:value-type="float">
            <text:p>0.48377916903813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419664431814314" calcext:value-type="float">
            <text:p>0.419664431814314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28132590370053" calcext:value-type="float">
            <text:p>0.928132590370053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08381404818459" calcext:value-type="float">
            <text:p>0.908381404818459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28" calcext:value-type="float">
            <text:p>0.928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892333333333333" calcext:value-type="float">
            <text:p>0.892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498846718389599" calcext:value-type="float">
            <text:p>0.498846718389599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428853418643433" calcext:value-type="float">
            <text:p>0.428853418643433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94967970330411" calcext:value-type="float">
            <text:p>0.29496797033041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49776377312462" calcext:value-type="float">
            <text:p>0.149776377312462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82333333333333" calcext:value-type="float">
            <text:p>0.982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55545430877376" calcext:value-type="float">
            <text:p>0.45554543087737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59922384900335" calcext:value-type="float">
            <text:p>0.259922384900335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99896426721906" calcext:value-type="float">
            <text:p>0.99989642672190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94540022664057" calcext:value-type="float">
            <text:p>0.994540022664057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365917446840769" calcext:value-type="float">
            <text:p>0.36591744684076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365917446840769" calcext:value-type="float">
            <text:p>0.36591744684076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535767800654864" calcext:value-type="float">
            <text:p>0.53576780065486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534995843724023" calcext:value-type="float">
            <text:p>0.534995843724023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409" calcext:value-type="float">
            <text:p>409</text:p>
          </table:table-cell>
          <table:table-cell office:value-type="float" office:value="2973" calcext:value-type="float">
            <text:p>2973</text:p>
          </table:table-cell>
          <table:table-cell office:value-type="float" office:value="139" calcext:value-type="float">
            <text:p>139</text:p>
          </table:table-cell>
          <table:table-cell office:value-type="float" office:value="2763" calcext:value-type="float">
            <text:p>2763</text:p>
          </table:table-cell>
          <table:table-cell office:value-type="float" office:value="5156" calcext:value-type="float">
            <text:p>5156</text:p>
          </table:table-cell>
          <table:table-cell office:value-type="float" office:value="3609" calcext:value-type="float">
            <text:p>3609</text:p>
          </table:table-cell>
          <table:table-cell office:value-type="float" office:value="251" calcext:value-type="float">
            <text:p>251</text:p>
          </table:table-cell>
          <table:table-cell office:value-type="float" office:value="642" calcext:value-type="float">
            <text:p>642</text:p>
          </table:table-cell>
          <table:table-cell office:value-type="float" office:value="190" calcext:value-type="float">
            <text:p>190</text:p>
          </table:table-cell>
          <table:table-cell office:value-type="float" office:value="9654" calcext:value-type="float">
            <text:p>965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497" calcext:value-type="float">
            <text:p>649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687" calcext:value-type="float">
            <text:p>268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48" calcext:value-type="float">
            <text:p>2948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52" calcext:value-type="float">
            <text:p>5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6291" calcext:value-type="float">
            <text:p>1629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6291" calcext:value-type="float">
            <text:p>16291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0092" calcext:value-type="float">
            <text:p>1009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0092" calcext:value-type="float">
            <text:p>10092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496929574933349" calcext:value-type="float">
            <text:p>0.49692957493334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434911343293741" calcext:value-type="float">
            <text:p>0.434911343293741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28275467923989" calcext:value-type="float">
            <text:p>0.928275467923989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1146540027137" calcext:value-type="float">
            <text:p>0.91146540027137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28142857142857" calcext:value-type="float">
            <text:p>0.928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895666666666667" calcext:value-type="float">
            <text:p>0.895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511967168918312" calcext:value-type="float">
            <text:p>0.511967168918312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44379403056189" calcext:value-type="float">
            <text:p>0.4437940305618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300515242593388" calcext:value-type="float">
            <text:p>0.30051524259338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53230417381361" calcext:value-type="float">
            <text:p>0.153230417381361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82666666666667" calcext:value-type="float">
            <text:p>0.982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462132717068339" calcext:value-type="float">
            <text:p>0.46213271706833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65119834524934" calcext:value-type="float">
            <text:p>0.265119834524934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99900921430694" calcext:value-type="float">
            <text:p>0.99990092143069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948738170347" calcext:value-type="float">
            <text:p>0.9948738170347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382519046355608" calcext:value-type="float">
            <text:p>0.38251904635560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382519046355608" calcext:value-type="float">
            <text:p>0.38251904635560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553350148042549" calcext:value-type="float">
            <text:p>0.55335014804254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552577545377392" calcext:value-type="float">
            <text:p>0.55257754537739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607" calcext:value-type="float">
            <text:p>607</text:p>
          </table:table-cell>
          <table:table-cell office:value-type="float" office:value="3092" calcext:value-type="float">
            <text:p>3092</text:p>
          </table:table-cell>
          <table:table-cell office:value-type="float" office:value="110" calcext:value-type="float">
            <text:p>110</text:p>
          </table:table-cell>
          <table:table-cell office:value-type="float" office:value="2834" calcext:value-type="float">
            <text:p>2834</text:p>
          </table:table-cell>
          <table:table-cell office:value-type="float" office:value="3935" calcext:value-type="float">
            <text:p>3935</text:p>
          </table:table-cell>
          <table:table-cell office:value-type="float" office:value="3945" calcext:value-type="float">
            <text:p>3945</text:p>
          </table:table-cell>
          <table:table-cell office:value-type="float" office:value="243" calcext:value-type="float">
            <text:p>243</text:p>
          </table:table-cell>
          <table:table-cell office:value-type="float" office:value="492" calcext:value-type="float">
            <text:p>492</text:p>
          </table:table-cell>
          <table:table-cell office:value-type="float" office:value="231" calcext:value-type="float">
            <text:p>231</text:p>
          </table:table-cell>
          <table:table-cell office:value-type="float" office:value="10092" calcext:value-type="float">
            <text:p>1009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10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507" calcext:value-type="float">
            <text:p>6507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689" calcext:value-type="float">
            <text:p>2689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50" calcext:value-type="float">
            <text:p>295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50" calcext:value-type="float">
            <text:p>5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16342" calcext:value-type="float">
            <text:p>1634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16342" calcext:value-type="float">
            <text:p>1634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0041" calcext:value-type="float">
            <text:p>1004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0041" calcext:value-type="float">
            <text:p>1004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495701404906689" calcext:value-type="float">
            <text:p>0.49570140490668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433243712350679" calcext:value-type="float">
            <text:p>0.433243712350679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929571428571429" calcext:value-type="float">
            <text:p>0.929571428571429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11525423728813" calcext:value-type="float">
            <text:p>0.911525423728813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929571428571429" calcext:value-type="float">
            <text:p>0.929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896333333333333" calcext:value-type="float">
            <text:p>0.896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510469400593116" calcext:value-type="float">
            <text:p>0.510469400593116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442126399618827" calcext:value-type="float">
            <text:p>0.44212639961882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9988861280096" calcext:value-type="float">
            <text:p>0.2998886128009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52913124611238" calcext:value-type="float">
            <text:p>0.15291312461123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83333333333333" calcext:value-type="float">
            <text:p>0.983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461406631072441" calcext:value-type="float">
            <text:p>0.46140663107244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264668939529876" calcext:value-type="float">
            <text:p>0.26466893952987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95045089683877" calcext:value-type="float">
            <text:p>0.995045089683877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3805859833984" calcext:value-type="float">
            <text:p>0.380585983398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3805859833984" calcext:value-type="float">
            <text:p>0.3805859833984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551339775971887" calcext:value-type="float">
            <text:p>0.55133977597188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550583977627899" calcext:value-type="float">
            <text:p>0.55058397762789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535" calcext:value-type="float">
            <text:p>535</text:p>
          </table:table-cell>
          <table:table-cell office:value-type="float" office:value="2859" calcext:value-type="float">
            <text:p>2859</text:p>
          </table:table-cell>
          <table:table-cell office:value-type="float" office:value="168" calcext:value-type="float">
            <text:p>168</text:p>
          </table:table-cell>
          <table:table-cell office:value-type="float" office:value="2872" calcext:value-type="float">
            <text:p>2872</text:p>
          </table:table-cell>
          <table:table-cell office:value-type="float" office:value="4860" calcext:value-type="float">
            <text:p>4860</text:p>
          </table:table-cell>
          <table:table-cell office:value-type="float" office:value="3296" calcext:value-type="float">
            <text:p>3296</text:p>
          </table:table-cell>
          <table:table-cell office:value-type="float" office:value="221" calcext:value-type="float">
            <text:p>221</text:p>
          </table:table-cell>
          <table:table-cell office:value-type="float" office:value="526" calcext:value-type="float">
            <text:p>526</text:p>
          </table:table-cell>
          <table:table-cell office:value-type="float" office:value="233" calcext:value-type="float">
            <text:p>233</text:p>
          </table:table-cell>
          <table:table-cell office:value-type="float" office:value="10041" calcext:value-type="float">
            <text:p>1004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1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472" calcext:value-type="float">
            <text:p>647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686" calcext:value-type="float">
            <text:p>2686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62" calcext:value-type="float">
            <text:p>2962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38" calcext:value-type="float">
            <text:p>38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16139" calcext:value-type="float">
            <text:p>1613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16139" calcext:value-type="float">
            <text:p>16139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0244" calcext:value-type="float">
            <text:p>1024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0244" calcext:value-type="float">
            <text:p>10244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500733906479346" calcext:value-type="float">
            <text:p>0.50073390647934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440050369261137" calcext:value-type="float">
            <text:p>0.440050369261137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24571428571429" calcext:value-type="float">
            <text:p>0.924571428571429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06819716407833" calcext:value-type="float">
            <text:p>0.906819716407833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24571428571429" calcext:value-type="float">
            <text:p>0.924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895333333333333" calcext:value-type="float">
            <text:p>0.895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51655033999341" calcext:value-type="float">
            <text:p>0.51655033999341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44944355579757" calcext:value-type="float">
            <text:p>0.44944355579757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302519555728424" calcext:value-type="float">
            <text:p>0.30251955572842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5507041516151" calcext:value-type="float">
            <text:p>0.15507041516151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87333333333333" calcext:value-type="float">
            <text:p>0.987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464514416536713" calcext:value-type="float">
            <text:p>0.46451441653671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268042170037555" calcext:value-type="float">
            <text:p>0.268042170037555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96304220968683" calcext:value-type="float">
            <text:p>0.99630422096868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38828033203199" calcext:value-type="float">
            <text:p>0.3882803320319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38828033203199" calcext:value-type="float">
            <text:p>0.3882803320319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559368771671172" calcext:value-type="float">
            <text:p>0.55936877167117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558789035865267" calcext:value-type="float">
            <text:p>0.55878903586526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571" calcext:value-type="float">
            <text:p>571</text:p>
          </table:table-cell>
          <table:table-cell office:value-type="float" office:value="3069" calcext:value-type="float">
            <text:p>3069</text:p>
          </table:table-cell>
          <table:table-cell office:value-type="float" office:value="119" calcext:value-type="float">
            <text:p>119</text:p>
          </table:table-cell>
          <table:table-cell office:value-type="float" office:value="2732" calcext:value-type="float">
            <text:p>2732</text:p>
          </table:table-cell>
          <table:table-cell office:value-type="float" office:value="4452" calcext:value-type="float">
            <text:p>4452</text:p>
          </table:table-cell>
          <table:table-cell office:value-type="float" office:value="3429" calcext:value-type="float">
            <text:p>3429</text:p>
          </table:table-cell>
          <table:table-cell office:value-type="float" office:value="211" calcext:value-type="float">
            <text:p>211</text:p>
          </table:table-cell>
          <table:table-cell office:value-type="float" office:value="569" calcext:value-type="float">
            <text:p>569</text:p>
          </table:table-cell>
          <table:table-cell office:value-type="float" office:value="212" calcext:value-type="float">
            <text:p>212</text:p>
          </table:table-cell>
          <table:table-cell office:value-type="float" office:value="10244" calcext:value-type="float">
            <text:p>1024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KNN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5" table:default-cell-style-name="ce13"/>
        <table:table-column table:style-name="co1" table:number-columns-repeated="2" table:default-cell-style-name="Default"/>
        <table:table-column table:style-name="co6" table:default-cell-style-name="ce13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025" calcext:value-type="float">
            <text:p>602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514" calcext:value-type="float">
            <text:p>251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37" calcext:value-type="float">
            <text:p>73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94" calcext:value-type="float">
            <text:p>69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42" calcext:value-type="float">
            <text:p>64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54" calcext:value-type="float">
            <text:p>65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180481083186053" calcext:value-type="float">
            <text:p>0.18048108318605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0855596773644625" calcext:value-type="float">
            <text:p>0.08555967736446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860714285714286" calcext:value-type="float">
            <text:p>0.860714285714286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838" calcext:value-type="float">
            <text:p>0.83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860714285714286" calcext:value-type="float">
            <text:p>0.860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838" calcext:value-type="float">
            <text:p>0.83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346680533888022" calcext:value-type="float">
            <text:p>0.34668053388802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18528240125992" calcext:value-type="float">
            <text:p>0.185282401259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4729" calcext:value-type="float">
            <text:p>4729</text:p>
          </table:table-cell>
          <table:table-cell office:value-type="float" office:value="4475" calcext:value-type="float">
            <text:p>4475</text:p>
          </table:table-cell>
          <table:table-cell office:value-type="float" office:value="4576" calcext:value-type="float">
            <text:p>4576</text:p>
          </table:table-cell>
          <table:table-cell office:value-type="float" office:value="1890" calcext:value-type="float">
            <text:p>1890</text:p>
          </table:table-cell>
          <table:table-cell office:value-type="float" office:value="3793" calcext:value-type="float">
            <text:p>3793</text:p>
          </table:table-cell>
          <table:table-cell office:value-type="float" office:value="3180" calcext:value-type="float">
            <text:p>3180</text:p>
          </table:table-cell>
          <table:table-cell office:value-type="float" office:value="2633" calcext:value-type="float">
            <text:p>2633</text:p>
          </table:table-cell>
          <table:table-cell office:value-type="float" office:value="185" calcext:value-type="float">
            <text:p>185</text:p>
          </table:table-cell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2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300" calcext:value-type="float">
            <text:p>630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640" calcext:value-type="float">
            <text:p>264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53" calcext:value-type="float">
            <text:p>695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70" calcext:value-type="float">
            <text:p>297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084" calcext:value-type="float">
            <text:p>2508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084" calcext:value-type="float">
            <text:p>2508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99" calcext:value-type="float">
            <text:p>129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99" calcext:value-type="float">
            <text:p>12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227630830063206" calcext:value-type="float">
            <text:p>0.22763083006320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134057107851479" calcext:value-type="float">
            <text:p>0.13405710785147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5" calcext:value-type="float">
            <text:p>6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06083704875593" calcext:value-type="float">
            <text:p>0.906083704875593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888888888888889" calcext:value-type="float">
            <text:p>0.88888888888888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" calcext:value-type="float">
            <text:p>0.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88" calcext:value-type="float">
            <text:p>0.8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247191684390258" calcext:value-type="float">
            <text:p>0.247191684390258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145288091753735" calcext:value-type="float">
            <text:p>0.14528809175373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17030308705559" calcext:value-type="float">
            <text:p>0.21703030870555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05867256006274" calcext:value-type="float">
            <text:p>0.10586725600627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3285714285714" calcext:value-type="float">
            <text:p>0.993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9" calcext:value-type="float">
            <text:p>0.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56226144427082" calcext:value-type="float">
            <text:p>0.35622614442708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191279706318027" calcext:value-type="float">
            <text:p>0.19127970631802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65081723625557" calcext:value-type="float">
            <text:p>0.96508172362555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77426636568849" calcext:value-type="float">
            <text:p>0.97742663656884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0492362506159269" calcext:value-type="float">
            <text:p>0.04923625061592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0492362506159269" calcext:value-type="float">
            <text:p>0.04923625061592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0936925240722709" calcext:value-type="float">
            <text:p>0.09369252407227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09375" calcext:value-type="float">
            <text:p>0.0937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2666" calcext:value-type="float">
            <text:p>2666</text:p>
          </table:table-cell>
          <table:table-cell office:value-type="float" office:value="2189" calcext:value-type="float">
            <text:p>2189</text:p>
          </table:table-cell>
          <table:table-cell office:value-type="float" office:value="4021" calcext:value-type="float">
            <text:p>4021</text:p>
          </table:table-cell>
          <table:table-cell office:value-type="float" office:value="1084" calcext:value-type="float">
            <text:p>1084</text:p>
          </table:table-cell>
          <table:table-cell office:value-type="float" office:value="4321" calcext:value-type="float">
            <text:p>4321</text:p>
          </table:table-cell>
          <table:table-cell office:value-type="float" office:value="4710" calcext:value-type="float">
            <text:p>4710</text:p>
          </table:table-cell>
          <table:table-cell office:value-type="float" office:value="4262" calcext:value-type="float">
            <text:p>4262</text:p>
          </table:table-cell>
          <table:table-cell office:value-type="float" office:value="274" calcext:value-type="float">
            <text:p>274</text:p>
          </table:table-cell>
          <table:table-cell office:value-type="float" office:value="1194" calcext:value-type="float">
            <text:p>1194</text:p>
          </table:table-cell>
          <table:table-cell office:value-type="float" office:value="363" calcext:value-type="float">
            <text:p>363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3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5818" calcext:value-type="float">
            <text:p>581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494" calcext:value-type="float">
            <text:p>249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6358" calcext:value-type="float">
            <text:p>2635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6358" calcext:value-type="float">
            <text:p>2635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175029206482341" calcext:value-type="float">
            <text:p>0.17502920648234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0857298437872239" calcext:value-type="float">
            <text:p>0.08572984378722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831142857142857" calcext:value-type="float">
            <text:p>0.831142857142857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831610536845615" calcext:value-type="float">
            <text:p>0.83161053684561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831142857142857" calcext:value-type="float">
            <text:p>0.831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831333333333333" calcext:value-type="float">
            <text:p>0.831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210436449689962" calcext:value-type="float">
            <text:p>0.210436449689962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102916652486131" calcext:value-type="float">
            <text:p>0.10291665248613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09844714910966" calcext:value-type="float">
            <text:p>0.20984471491096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02156214872092" calcext:value-type="float">
            <text:p>0.10215621487209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46895287179741" calcext:value-type="float">
            <text:p>0.34689528717974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185369471829898" calcext:value-type="float">
            <text:p>0.18536947182989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61538461538462" calcext:value-type="float">
            <text:p>0.96153846153846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000947579880983967" calcext:value-type="float">
            <text:p>0.00094757988098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000947579880983967" calcext:value-type="float">
            <text:p>0.00094757988098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00189336564677371" calcext:value-type="float">
            <text:p>0.00189336564677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00189329395281911" calcext:value-type="float">
            <text:p>0.00189329395281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4305" calcext:value-type="float">
            <text:p>4305</text:p>
          </table:table-cell>
          <table:table-cell office:value-type="float" office:value="2984" calcext:value-type="float">
            <text:p>2984</text:p>
          </table:table-cell>
          <table:table-cell office:value-type="float" office:value="5672" calcext:value-type="float">
            <text:p>5672</text:p>
          </table:table-cell>
          <table:table-cell office:value-type="float" office:value="2278" calcext:value-type="float">
            <text:p>2278</text:p>
          </table:table-cell>
          <table:table-cell office:value-type="float" office:value="4721" calcext:value-type="float">
            <text:p>4721</text:p>
          </table:table-cell>
          <table:table-cell office:value-type="float" office:value="3400" calcext:value-type="float">
            <text:p>3400</text:p>
          </table:table-cell>
          <table:table-cell office:value-type="float" office:value="2297" calcext:value-type="float">
            <text:p>2297</text:p>
          </table:table-cell>
          <table:table-cell office:value-type="float" office:value="107" calcext:value-type="float">
            <text:p>107</text:p>
          </table:table-cell>
          <table:table-cell office:value-type="float" office:value="450" calcext:value-type="float">
            <text:p>45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4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033" calcext:value-type="float">
            <text:p>603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602" calcext:value-type="float">
            <text:p>26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6994" calcext:value-type="float">
            <text:p>699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96" calcext:value-type="float">
            <text:p>299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6219" calcext:value-type="float">
            <text:p>2621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6219" calcext:value-type="float">
            <text:p>2621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64" calcext:value-type="float">
            <text:p>16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185633406224725" calcext:value-type="float">
            <text:p>0.18563340622472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0941360650716401" calcext:value-type="float">
            <text:p>0.0941360650716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862596511295396" calcext:value-type="float">
            <text:p>0.862596511295396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86849132176235" calcext:value-type="float">
            <text:p>0.8684913217623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861857142857143" calcext:value-type="float">
            <text:p>0.861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867333333333333" calcext:value-type="float">
            <text:p>0.867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214420513434982" calcext:value-type="float">
            <text:p>0.214420513434982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107545179185243" calcext:value-type="float">
            <text:p>0.10754517918524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10580194502153" calcext:value-type="float">
            <text:p>0.21058019450215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02550059900736" calcext:value-type="float">
            <text:p>0.10255005990073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9142857142857" calcext:value-type="float">
            <text:p>0.999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98666666666667" calcext:value-type="float">
            <text:p>0.998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347847710939248" calcext:value-type="float">
            <text:p>0.34784771093924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186000310414403" calcext:value-type="float">
            <text:p>0.18600031041440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64705882352941" calcext:value-type="float">
            <text:p>0.96470588235294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76190476190476" calcext:value-type="float">
            <text:p>0.9761904761904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00621612401925482" calcext:value-type="float">
            <text:p>0.00621612401925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00621612401925482" calcext:value-type="float">
            <text:p>0.00621612401925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0123526531841976" calcext:value-type="float">
            <text:p>0.01235265318419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012353583669165" calcext:value-type="float">
            <text:p>0.01235358366916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2887" calcext:value-type="float">
            <text:p>2887</text:p>
          </table:table-cell>
          <table:table-cell office:value-type="float" office:value="2653" calcext:value-type="float">
            <text:p>2653</text:p>
          </table:table-cell>
          <table:table-cell office:value-type="float" office:value="5207" calcext:value-type="float">
            <text:p>5207</text:p>
          </table:table-cell>
          <table:table-cell office:value-type="float" office:value="1998" calcext:value-type="float">
            <text:p>1998</text:p>
          </table:table-cell>
          <table:table-cell office:value-type="float" office:value="5165" calcext:value-type="float">
            <text:p>5165</text:p>
          </table:table-cell>
          <table:table-cell office:value-type="float" office:value="4308" calcext:value-type="float">
            <text:p>4308</text:p>
          </table:table-cell>
          <table:table-cell office:value-type="float" office:value="2890" calcext:value-type="float">
            <text:p>2890</text:p>
          </table:table-cell>
          <table:table-cell office:value-type="float" office:value="172" calcext:value-type="float">
            <text:p>172</text:p>
          </table:table-cell>
          <table:table-cell office:value-type="float" office:value="694" calcext:value-type="float">
            <text:p>694</text:p>
          </table:table-cell>
          <table:table-cell office:value-type="float" office:value="245" calcext:value-type="float">
            <text:p>245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5685" calcext:value-type="float">
            <text:p>568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446" calcext:value-type="float">
            <text:p>244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6371" calcext:value-type="float">
            <text:p>2637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6371" calcext:value-type="float">
            <text:p>2637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170655722972771" calcext:value-type="float">
            <text:p>0.17065572297277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0836538134295341" calcext:value-type="float">
            <text:p>0.08365381342953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812142857142857" calcext:value-type="float">
            <text:p>0.812142857142857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815605201733911" calcext:value-type="float">
            <text:p>0.81560520173391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812142857142857" calcext:value-type="float">
            <text:p>0.812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815333333333333" calcext:value-type="float">
            <text:p>0.815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210047029925411" calcext:value-type="float">
            <text:p>0.210047029925411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102474219786952" calcext:value-type="float">
            <text:p>0.10247421978695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09762967846334" calcext:value-type="float">
            <text:p>0.20976296784633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02110997616616" calcext:value-type="float">
            <text:p>0.10211099761661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346783582274405" calcext:value-type="float">
            <text:p>0.34678358227440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185295026258882" calcext:value-type="float">
            <text:p>0.18529502625888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23076923076923" calcext:value-type="float">
            <text:p>0.92307692307692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000454838342872304" calcext:value-type="float">
            <text:p>0.00045483834287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000454838342872304" calcext:value-type="float">
            <text:p>0.000454838342872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000909263118014775" calcext:value-type="float">
            <text:p>0.00090926311801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000909228671010759" calcext:value-type="float">
            <text:p>0.00090922867101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float" office:value="3191" calcext:value-type="float">
            <text:p>3191</text:p>
          </table:table-cell>
          <table:table-cell office:value-type="float" office:value="5911" calcext:value-type="float">
            <text:p>5911</text:p>
          </table:table-cell>
          <table:table-cell office:value-type="float" office:value="2478" calcext:value-type="float">
            <text:p>2478</text:p>
          </table:table-cell>
          <table:table-cell office:value-type="float" office:value="5055" calcext:value-type="float">
            <text:p>5055</text:p>
          </table:table-cell>
          <table:table-cell office:value-type="float" office:value="3114" calcext:value-type="float">
            <text:p>3114</text:p>
          </table:table-cell>
          <table:table-cell office:value-type="float" office:value="2196" calcext:value-type="float">
            <text:p>2196</text:p>
          </table:table-cell>
          <table:table-cell office:value-type="float" office:value="93" calcext:value-type="float">
            <text:p>93</text:p>
          </table:table-cell>
          <table:table-cell office:value-type="float" office:value="356" calcext:value-type="float">
            <text:p>356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6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5858" calcext:value-type="float">
            <text:p>585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522" calcext:value-type="float">
            <text:p>252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6307" calcext:value-type="float">
            <text:p>26307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6307" calcext:value-type="float">
            <text:p>2630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76" calcext:value-type="float">
            <text:p>7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177755144834197" calcext:value-type="float">
            <text:p>0.17775514483419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088418473266855" calcext:value-type="float">
            <text:p>0.08841847326685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836976710958708" calcext:value-type="float">
            <text:p>0.836976710958708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840946982327442" calcext:value-type="float">
            <text:p>0.84094698232744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836857142857143" calcext:value-type="float">
            <text:p>0.836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840666666666667" calcext:value-type="float">
            <text:p>0.840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211934218015157" calcext:value-type="float">
            <text:p>0.211934218015157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104652349998298" calcext:value-type="float">
            <text:p>0.104652349998298</text:p>
          </table:table-cell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10142316699694" calcext:value-type="float">
            <text:p>0.21014231669969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02333993038968" calcext:value-type="float">
            <text:p>0.102333993038968</text:p>
          </table:table-cell>
          <table:table-cell table:style-name="ce12" office:value-type="string" calcext:value-type="string">
            <text:p>Correctly Classified</text:p>
          </table:table-cell>
          <table:table-cell table:formula="of:=[.I134]+[.J135]+[.K136]+[.L137]+[.M138]+[.N139]+[.O140]+[.P141]+[.Q142]+[.R143]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I144]+[.J145]+[.K146]+[.L147]+[.M148]+[.N149]+[.O150]+[.P151]+[.Q152]+[.R153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0.999666666666667" calcext:value-type="float">
            <text:p>0.999666666666667</text:p>
          </table:table-cell>
          <table:table-cell table:style-name="ce12" office:value-type="string" calcext:value-type="string">
            <text:p>True Positives</text:p>
          </table:table-cell>
          <table:table-cell table:formula="of:=SUM([.I134:.R143])" office:value-type="float" office:value="1536.55293081641" calcext:value-type="float">
            <text:p>1536.5529308164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I144:.R153])" office:value-type="float" office:value="46445" calcext:value-type="float">
            <text:p>46445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47293206966705" calcext:value-type="float">
            <text:p>0.34729320696670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18566210611032" calcext:value-type="float">
            <text:p>0.18566210611032</text:p>
          </table:table-cell>
          <table:table-cell table:style-name="ce12" office:value-type="string" calcext:value-type="string">
            <text:p>False Negatives</text:p>
          </table:table-cell>
          <table:table-cell table:formula="of:=SUM([.S134:.S143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S144:.S153])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87012987012987" calcext:value-type="float">
            <text:p>0.98701298701298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0.987012987012987" calcext:value-type="float">
            <text:p>0.987012987012987</text:p>
          </table:table-cell>
          <table:table-cell table:style-name="ce12" office:value-type="string" calcext:value-type="string">
            <text:p>False Positives</text:p>
          </table:table-cell>
          <table:table-cell table:formula="of:=SUM([.I154:.R154])" office:value-type="float" office:value="471.166342150196" calcext:value-type="float">
            <text:p>471.16634215019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I154:.R154])" office:value-type="float" office:value="471.166342150196" calcext:value-type="float">
            <text:p>471.16634215019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00288064283819126" calcext:value-type="float">
            <text:p>0.00288064283819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00288064283819126" calcext:value-type="float">
            <text:p>0.002880642838191</text:p>
          </table:table-cell>
          <table:table-cell table:style-name="ce12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00574452003023432" calcext:value-type="float">
            <text:p>0.00574452003023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00574452003023432" calcext:value-type="float">
            <text:p>0.005744520030234</text:p>
          </table:table-cell>
          <table:table-cell table:style-name="ce13" office:value-type="string" calcext:value-type="string">
            <text:p>Strict Accuracy</text:p>
          </table:table-cell>
          <table:table-cell table:formula="of:=([.V134]+[.V138])/([.V135]+[.V136]+[.V137]+[.V138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Strict Accuracy</text:p>
          </table:table-cell>
          <table:table-cell table:formula="of:=([.Y134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ine Accuracy</text:p>
          </table:table-cell>
          <table:table-cell table:formula="of:=[.V134]/[.V135]" office:value-type="float" office:value="0.0130161477674404" calcext:value-type="float">
            <text:p>0.013016147767441</text:p>
          </table:table-cell>
          <table:table-cell/>
          <table:table-cell table:style-name="ce13" office:value-type="string" calcext:value-type="string">
            <text:p>Fine Accuracy</text:p>
          </table:table-cell>
          <table:table-cell table:formula="of:=[.Y134]/[.Y135]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Strict Native Sensitivity</text:p>
          </table:table-cell>
          <table:table-cell table:formula="of:=[.V134]/([.V135]+[.V136])" office:value-type="float" office:value="0.0130161477674404" calcext:value-type="float">
            <text:p>0.013016147767441</text:p>
          </table:table-cell>
          <table:table-cell/>
          <table:table-cell table:style-name="ce13" office:value-type="string" calcext:value-type="string">
            <text:p>Strict Native Sensitivity</text:p>
          </table:table-cell>
          <table:table-cell table:formula="of:=[.Y134]/([.Y135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Accuracy</text:p>
          </table:table-cell>
          <table:table-cell table:formula="of:=([.V135]+[.V138])/([.V135]+[.V136]+[.V137]+[.V138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Accuracy</text:p>
          </table:table-cell>
          <table:table-cell table:formula="of:=([.Y135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Precision</text:p>
          </table:table-cell>
          <table:table-cell table:formula="of:=[.V135]/([.V135]+[.V137])" office:value-type="float" office:value="0.765322598385978" calcext:value-type="float">
            <text:p>0.765322598385978</text:p>
          </table:table-cell>
          <table:table-cell/>
          <table:table-cell table:style-name="ce13" office:value-type="string" calcext:value-type="string">
            <text:p>Native Precision</text:p>
          </table:table-cell>
          <table:table-cell table:formula="of:=[.Y135]/([.Y135]+[.Y137])" office:value-type="float" office:value="0.989957271045676" calcext:value-type="float">
            <text:p>0.98995727104567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Sensitivity</text:p>
          </table:table-cell>
          <table:table-cell table:formula="of:=[.V135]/([.V135]+[.V136])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Native Sensitivity</text:p>
          </table:table-cell>
          <table:table-cell table:formula="of:=[.Y135]/([.Y135]+[.Y136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105" calcext:value-type="float">
            <text:p>3105</text:p>
          </table:table-cell>
          <table:table-cell office:value-type="float" office:value="2669" calcext:value-type="float">
            <text:p>2669</text:p>
          </table:table-cell>
          <table:table-cell office:value-type="float" office:value="5645" calcext:value-type="float">
            <text:p>5645</text:p>
          </table:table-cell>
          <table:table-cell office:value-type="float" office:value="2230" calcext:value-type="float">
            <text:p>2230</text:p>
          </table:table-cell>
          <table:table-cell office:value-type="float" office:value="5515" calcext:value-type="float">
            <text:p>5515</text:p>
          </table:table-cell>
          <table:table-cell office:value-type="float" office:value="3720" calcext:value-type="float">
            <text:p>3720</text:p>
          </table:table-cell>
          <table:table-cell office:value-type="float" office:value="2582" calcext:value-type="float">
            <text:p>2582</text:p>
          </table:table-cell>
          <table:table-cell office:value-type="float" office:value="141" calcext:value-type="float">
            <text:p>141</text:p>
          </table:table-cell>
          <table:table-cell office:value-type="float" office:value="517" calcext:value-type="float">
            <text:p>517</text:p>
          </table:table-cell>
          <table:table-cell office:value-type="float" office:value="183" calcext:value-type="float">
            <text:p>183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F-measure</text:p>
          </table:table-cell>
          <table:table-cell table:formula="of:=2*(([.V143]*[.V144])/([.V143]+[.V144]))" office:value-type="float" office:value="0.867062597041138" calcext:value-type="float">
            <text:p>0.867062597041138</text:p>
          </table:table-cell>
          <table:table-cell/>
          <table:table-cell table:style-name="ce13" office:value-type="string" calcext:value-type="string">
            <text:p>Native F-measure</text:p>
          </table:table-cell>
          <table:table-cell table:formula="of:=2*(([.Y143]*[.Y144])/([.Y143]+[.Y144]))" office:value-type="float" office:value="0.994953294173474" calcext:value-type="float">
            <text:p>0.994953294173474</text:p>
          </table:table-cell>
        </table:table-row>
        <table:table-row table:style-name="ro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oreign Precision</text:p>
          </table:table-cell>
          <table:table-cell table:formula="of:=[.V138]/([.V138]+[.V136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Precision</text:p>
          </table:table-cell>
          <table:table-cell table:formula="of:=[.Y138]/([.Y138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13" table:number-rows-spanned="1">
            <text:p>KNN neighbours_count = 7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oreign Sensitivity</text:p>
          </table:table-cell>
          <table:table-cell table:formula="of:=[.V138]/([.V138]+[.V137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Sensitivity</text:p>
          </table:table-cell>
          <table:table-cell table:formula="of:=[.Y138]/([.Y138]+[.Y137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style-name="ce13" office:value-type="string" calcext:value-type="string">
            <text:p>Foreign F-measure</text:p>
          </table:table-cell>
          <table:table-cell table:formula="of:=2*(([.V146]*[.V147])/([.V146]+[.V147])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F-measure</text:p>
          </table:table-cell>
          <table:table-cell table:formula="of:=2*(([.Y146]*[.Y147])/([.Y146]+[.Y147])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5546" calcext:value-type="float">
            <text:p>5546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376" calcext:value-type="float">
            <text:p>237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6376" calcext:value-type="float">
            <text:p>2637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6376" calcext:value-type="float">
            <text:p>2637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166342150196208" calcext:value-type="float">
            <text:p>0.166342150196208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0811013170881122" calcext:value-type="float">
            <text:p>0.0811013170881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11" calcext:value-type="float">
            <text:p>5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792285714285714" calcext:value-type="float">
            <text:p>0.792285714285714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792" calcext:value-type="float">
            <text:p>0.7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792285714285714" calcext:value-type="float">
            <text:p>0.792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792" calcext:value-type="float">
            <text:p>0.7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209897253092892" calcext:value-type="float">
            <text:p>0.209897253092892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102338086648742" calcext:value-type="float">
            <text:p>0.102338086648742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09731543624161" calcext:value-type="float">
            <text:p>0.20973154362416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02124183006536" calcext:value-type="float">
            <text:p>0.10212418300653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346740638002774" calcext:value-type="float">
            <text:p>0.34674063800277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185322461082283" calcext:value-type="float">
            <text:p>0.18532246108228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000265322366675511" calcext:value-type="float">
            <text:p>0.00026532236667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000265322366675511" calcext:value-type="float">
            <text:p>0.0002653223666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000530503978779841" calcext:value-type="float">
            <text:p>0.0005305039787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000530503978779841" calcext:value-type="float">
            <text:p>0.0005305039787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866" calcext:value-type="float">
            <text:p>3866</text:p>
          </table:table-cell>
          <table:table-cell office:value-type="float" office:value="2985" calcext:value-type="float">
            <text:p>2985</text:p>
          </table:table-cell>
          <table:table-cell office:value-type="float" office:value="6179" calcext:value-type="float">
            <text:p>6179</text:p>
          </table:table-cell>
          <table:table-cell office:value-type="float" office:value="2562" calcext:value-type="float">
            <text:p>2562</text:p>
          </table:table-cell>
          <table:table-cell office:value-type="float" office:value="5298" calcext:value-type="float">
            <text:p>5298</text:p>
          </table:table-cell>
          <table:table-cell office:value-type="float" office:value="2797" calcext:value-type="float">
            <text:p>2797</text:p>
          </table:table-cell>
          <table:table-cell office:value-type="float" office:value="2186" calcext:value-type="float">
            <text:p>2186</text:p>
          </table:table-cell>
          <table:table-cell office:value-type="float" office:value="107" calcext:value-type="float">
            <text:p>107</text:p>
          </table:table-cell>
          <table:table-cell office:value-type="float" office:value="280" calcext:value-type="float">
            <text:p>28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8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5681" calcext:value-type="float">
            <text:p>568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439" calcext:value-type="float">
            <text:p>243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14" calcext:value-type="float">
            <text:p>7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6341" calcext:value-type="float">
            <text:p>2634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6341" calcext:value-type="float">
            <text:p>2634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171434562501872" calcext:value-type="float">
            <text:p>0.17143456250187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0844365789742368" calcext:value-type="float">
            <text:p>0.08443657897423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811687383911987" calcext:value-type="float">
            <text:p>0.811687383911987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813271090363454" calcext:value-type="float">
            <text:p>0.81327109036345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811571428571429" calcext:value-type="float">
            <text:p>0.811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813" calcext:value-type="float">
            <text:p>0.81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210915735554024" calcext:value-type="float">
            <text:p>0.210915735554024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10349521832352" calcext:value-type="float">
            <text:p>0.1034952183235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09928014397121" calcext:value-type="float">
            <text:p>0.20992801439712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02215405589639" calcext:value-type="float">
            <text:p>0.10221540558963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4700049578582" calcext:value-type="float">
            <text:p>0.3470004957858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185466914038343" calcext:value-type="float">
            <text:p>0.18546691403834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76744186046512" calcext:value-type="float">
            <text:p>0.97674418604651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76744186046512" calcext:value-type="float">
            <text:p>0.9767441860465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00159193420005306" calcext:value-type="float">
            <text:p>0.00159193420005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00159193420005306" calcext:value-type="float">
            <text:p>0.00159193420005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00317868765609627" calcext:value-type="float">
            <text:p>0.00317868765609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00317868765609627" calcext:value-type="float">
            <text:p>0.00317868765609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288" calcext:value-type="float">
            <text:p>3288</text:p>
          </table:table-cell>
          <table:table-cell office:value-type="float" office:value="2502" calcext:value-type="float">
            <text:p>2502</text:p>
          </table:table-cell>
          <table:table-cell office:value-type="float" office:value="5950" calcext:value-type="float">
            <text:p>5950</text:p>
          </table:table-cell>
          <table:table-cell office:value-type="float" office:value="2399" calcext:value-type="float">
            <text:p>2399</text:p>
          </table:table-cell>
          <table:table-cell office:value-type="float" office:value="5742" calcext:value-type="float">
            <text:p>5742</text:p>
          </table:table-cell>
          <table:table-cell office:value-type="float" office:value="3310" calcext:value-type="float">
            <text:p>3310</text:p>
          </table:table-cell>
          <table:table-cell office:value-type="float" office:value="2447" calcext:value-type="float">
            <text:p>2447</text:p>
          </table:table-cell>
          <table:table-cell office:value-type="float" office:value="126" calcext:value-type="float">
            <text:p>126</text:p>
          </table:table-cell>
          <table:table-cell office:value-type="float" office:value="398" calcext:value-type="float">
            <text:p>398</text:p>
          </table:table-cell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9</text:p>
          </table:table-cell>
          <table:covered-table-cell table:style-name="ce1"/>
          <table:covered-table-cell table:style-name="Default"/>
          <table:covered-table-cell table:style-name="ce7" office:value-type="float" office:value="3" calcext:value-type="float">
            <text:p>3</text:p>
          </table:covered-table-cell>
          <table:covered-table-cell table:number-columns-repeated="9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5459" calcext:value-type="float">
            <text:p>545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357" calcext:value-type="float">
            <text:p>235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6382" calcext:value-type="float">
            <text:p>2638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6382" calcext:value-type="float">
            <text:p>2638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163556301111344" calcext:value-type="float">
            <text:p>0.16355630111134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0802504849743049" calcext:value-type="float">
            <text:p>0.08025048497430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779857142857143" calcext:value-type="float">
            <text:p>0.779857142857143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785666666666667" calcext:value-type="float">
            <text:p>0.785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779857142857143" calcext:value-type="float">
            <text:p>0.779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785666666666667" calcext:value-type="float">
            <text:p>0.785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209717520893868" calcext:value-type="float">
            <text:p>0.209717520893868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102133886941429" calcext:value-type="float">
            <text:p>0.10213388694142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09693846983404" calcext:value-type="float">
            <text:p>0.20969384698340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02103328568511" calcext:value-type="float">
            <text:p>0.10210332856851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46689118914368" calcext:value-type="float">
            <text:p>0.34668911891436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185288123031314" calcext:value-type="float">
            <text:p>0.18528812303131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0000379031952393587" calcext:value-type="float">
            <text:p>3.79031952393587E-0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0000379031952393587" calcext:value-type="float">
            <text:p>3.79031952393587E-0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0000758035172832019" calcext:value-type="float">
            <text:p>7.58035172832019E-0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0000758035172832019" calcext:value-type="float">
            <text:p>7.58035172832019E-0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822" calcext:value-type="float">
            <text:p>3822</text:p>
          </table:table-cell>
          <table:table-cell office:value-type="float" office:value="2714" calcext:value-type="float">
            <text:p>2714</text:p>
          </table:table-cell>
          <table:table-cell office:value-type="float" office:value="6373" calcext:value-type="float">
            <text:p>6373</text:p>
          </table:table-cell>
          <table:table-cell office:value-type="float" office:value="2738" calcext:value-type="float">
            <text:p>2738</text:p>
          </table:table-cell>
          <table:table-cell office:value-type="float" office:value="5505" calcext:value-type="float">
            <text:p>5505</text:p>
          </table:table-cell>
          <table:table-cell office:value-type="float" office:value="2583" calcext:value-type="float">
            <text:p>2583</text:p>
          </table:table-cell>
          <table:table-cell office:value-type="float" office:value="2173" calcext:value-type="float">
            <text:p>2173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5568" calcext:value-type="float">
            <text:p>556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403" calcext:value-type="float">
            <text:p>240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03" calcext:value-type="float">
            <text:p>7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6365" calcext:value-type="float">
            <text:p>2636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6365" calcext:value-type="float">
            <text:p>2636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167330677290837" calcext:value-type="float">
            <text:p>0.16733067729083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0823945819010993" calcext:value-type="float">
            <text:p>0.0823945819010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795428571428571" calcext:value-type="float">
            <text:p>0.795428571428571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801267089029677" calcext:value-type="float">
            <text:p>0.80126708902967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795428571428571" calcext:value-type="float">
            <text:p>0.795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801" calcext:value-type="float">
            <text:p>0.80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210226762124435" calcext:value-type="float">
            <text:p>0.210226762124435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102678419494265" calcext:value-type="float">
            <text:p>0.10267841949426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09800689345122" calcext:value-type="float">
            <text:p>0.20980068934512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02131862144122" calcext:value-type="float">
            <text:p>0.10213186214412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346835129443825" calcext:value-type="float">
            <text:p>0.34683512944382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185329378321592" calcext:value-type="float">
            <text:p>0.1853293783215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47368421052632" calcext:value-type="float">
            <text:p>0.94736842105263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000682257514308456" calcext:value-type="float">
            <text:p>0.00068225751430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000682257514308456" calcext:value-type="float">
            <text:p>0.00068225751430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00136358471270028" calcext:value-type="float">
            <text:p>0.001363584712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00136353306567684" calcext:value-type="float">
            <text:p>0.00136353306567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344" calcext:value-type="float">
            <text:p>3344</text:p>
          </table:table-cell>
          <table:table-cell office:value-type="float" office:value="2401" calcext:value-type="float">
            <text:p>2401</text:p>
          </table:table-cell>
          <table:table-cell office:value-type="float" office:value="6203" calcext:value-type="float">
            <text:p>6203</text:p>
          </table:table-cell>
          <table:table-cell office:value-type="float" office:value="2545" calcext:value-type="float">
            <text:p>2545</text:p>
          </table:table-cell>
          <table:table-cell office:value-type="float" office:value="5842" calcext:value-type="float">
            <text:p>5842</text:p>
          </table:table-cell>
          <table:table-cell office:value-type="float" office:value="2980" calcext:value-type="float">
            <text:p>2980</text:p>
          </table:table-cell>
          <table:table-cell office:value-type="float" office:value="2416" calcext:value-type="float">
            <text:p>2416</text:p>
          </table:table-cell>
          <table:table-cell office:value-type="float" office:value="130" calcext:value-type="float">
            <text:p>130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Dont delete - helper sheet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2" table:number-rows-spanned="1">
            <text:p>SVM kernel=’rbf’ C=16 gamma=0.125</text:p>
          </table:table-cell>
          <table:covered-table-cell table:number-columns-repeated="11"/>
          <table:table-cell/>
        </table:table-row>
        <table:table-row table:style-name="ro1"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table:style-name="ce9" table:formula="of:=[.B61]" office:value-type="float" office:value="680" calcext:value-type="float">
            <text:p>680</text:p>
          </table:table-cell>
          <table:table-cell table:style-name="ce9" table:formula="of:=[.C61]" office:value-type="float" office:value="0" calcext:value-type="float">
            <text:p>0</text:p>
          </table:table-cell>
          <table:table-cell table:style-name="ce9" table:formula="of:=[.D61]" office:value-type="float" office:value="0" calcext:value-type="float">
            <text:p>0</text:p>
          </table:table-cell>
          <table:table-cell table:style-name="ce9" table:formula="of:=[.E61]" office:value-type="float" office:value="0" calcext:value-type="float">
            <text:p>0</text:p>
          </table:table-cell>
          <table:table-cell table:style-name="ce9" table:formula="of:=[.F61]" office:value-type="float" office:value="0" calcext:value-type="float">
            <text:p>0</text:p>
          </table:table-cell>
          <table:table-cell table:style-name="ce9" table:formula="of:=[.G61]" office:value-type="float" office:value="0" calcext:value-type="float">
            <text:p>0</text:p>
          </table:table-cell>
          <table:table-cell table:style-name="ce9" table:formula="of:=[.H61]" office:value-type="float" office:value="0" calcext:value-type="float">
            <text:p>0</text:p>
          </table:table-cell>
          <table:table-cell table:style-name="ce9" table:formula="of:=[.I61]" office:value-type="float" office:value="0" calcext:value-type="float">
            <text:p>0</text:p>
          </table:table-cell>
          <table:table-cell table:style-name="ce9" table:formula="of:=[.J61]" office:value-type="float" office:value="0" calcext:value-type="float">
            <text:p>0</text:p>
          </table:table-cell>
          <table:table-cell table:style-name="ce9" table:formula="of:=[.K61]" office:value-type="float" office:value="0" calcext:value-type="float">
            <text:p>0</text:p>
          </table:table-cell>
          <table:table-cell table:style-name="ce9" table:formula="of:=[.L61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2]" office:value-type="float" office:value="0" calcext:value-type="float">
            <text:p>0</text:p>
          </table:table-cell>
          <table:table-cell table:style-name="ce9" table:formula="of:=[.C62]" office:value-type="float" office:value="787" calcext:value-type="float">
            <text:p>787</text:p>
          </table:table-cell>
          <table:table-cell table:style-name="ce9" table:formula="of:=[.D62]" office:value-type="float" office:value="0" calcext:value-type="float">
            <text:p>0</text:p>
          </table:table-cell>
          <table:table-cell table:style-name="ce9" table:formula="of:=[.E62]" office:value-type="float" office:value="0" calcext:value-type="float">
            <text:p>0</text:p>
          </table:table-cell>
          <table:table-cell table:style-name="ce9" table:formula="of:=[.F62]" office:value-type="float" office:value="0" calcext:value-type="float">
            <text:p>0</text:p>
          </table:table-cell>
          <table:table-cell table:style-name="ce9" table:formula="of:=[.G62]" office:value-type="float" office:value="0" calcext:value-type="float">
            <text:p>0</text:p>
          </table:table-cell>
          <table:table-cell table:style-name="ce9" table:formula="of:=[.H62]" office:value-type="float" office:value="0" calcext:value-type="float">
            <text:p>0</text:p>
          </table:table-cell>
          <table:table-cell table:style-name="ce9" table:formula="of:=[.I62]" office:value-type="float" office:value="0" calcext:value-type="float">
            <text:p>0</text:p>
          </table:table-cell>
          <table:table-cell table:style-name="ce9" table:formula="of:=[.J62]" office:value-type="float" office:value="0" calcext:value-type="float">
            <text:p>0</text:p>
          </table:table-cell>
          <table:table-cell table:style-name="ce9" table:formula="of:=[.K62]" office:value-type="float" office:value="0" calcext:value-type="float">
            <text:p>0</text:p>
          </table:table-cell>
          <table:table-cell table:style-name="ce9" table:formula="of:=[.L62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3]" office:value-type="float" office:value="1" calcext:value-type="float">
            <text:p>1</text:p>
          </table:table-cell>
          <table:table-cell table:style-name="ce9" table:formula="of:=[.C63]" office:value-type="float" office:value="0" calcext:value-type="float">
            <text:p>0</text:p>
          </table:table-cell>
          <table:table-cell table:style-name="ce9" table:formula="of:=[.D63]" office:value-type="float" office:value="718" calcext:value-type="float">
            <text:p>718</text:p>
          </table:table-cell>
          <table:table-cell table:style-name="ce9" table:formula="of:=[.E63]" office:value-type="float" office:value="0" calcext:value-type="float">
            <text:p>0</text:p>
          </table:table-cell>
          <table:table-cell table:style-name="ce9" table:formula="of:=[.F63]" office:value-type="float" office:value="0" calcext:value-type="float">
            <text:p>0</text:p>
          </table:table-cell>
          <table:table-cell table:style-name="ce9" table:formula="of:=[.G63]" office:value-type="float" office:value="1" calcext:value-type="float">
            <text:p>1</text:p>
          </table:table-cell>
          <table:table-cell table:style-name="ce9" table:formula="of:=[.H63]" office:value-type="float" office:value="0" calcext:value-type="float">
            <text:p>0</text:p>
          </table:table-cell>
          <table:table-cell table:style-name="ce9" table:formula="of:=[.I63]" office:value-type="float" office:value="0" calcext:value-type="float">
            <text:p>0</text:p>
          </table:table-cell>
          <table:table-cell table:style-name="ce9" table:formula="of:=[.J63]" office:value-type="float" office:value="1" calcext:value-type="float">
            <text:p>1</text:p>
          </table:table-cell>
          <table:table-cell table:style-name="ce9" table:formula="of:=[.K63]" office:value-type="float" office:value="0" calcext:value-type="float">
            <text:p>0</text:p>
          </table:table-cell>
          <table:table-cell table:style-name="ce9" table:formula="of:=[.L63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4]" office:value-type="float" office:value="0" calcext:value-type="float">
            <text:p>0</text:p>
          </table:table-cell>
          <table:table-cell table:style-name="ce9" table:formula="of:=[.C64]" office:value-type="float" office:value="0" calcext:value-type="float">
            <text:p>0</text:p>
          </table:table-cell>
          <table:table-cell table:style-name="ce9" table:formula="of:=[.D64]" office:value-type="float" office:value="36" calcext:value-type="float">
            <text:p>36</text:p>
          </table:table-cell>
          <table:table-cell table:style-name="ce9" table:formula="of:=[.E64]" office:value-type="float" office:value="595" calcext:value-type="float">
            <text:p>595</text:p>
          </table:table-cell>
          <table:table-cell table:style-name="ce9" table:formula="of:=[.F64]" office:value-type="float" office:value="0" calcext:value-type="float">
            <text:p>0</text:p>
          </table:table-cell>
          <table:table-cell table:style-name="ce9" table:formula="of:=[.G64]" office:value-type="float" office:value="31" calcext:value-type="float">
            <text:p>31</text:p>
          </table:table-cell>
          <table:table-cell table:style-name="ce9" table:formula="of:=[.H64]" office:value-type="float" office:value="0" calcext:value-type="float">
            <text:p>0</text:p>
          </table:table-cell>
          <table:table-cell table:style-name="ce9" table:formula="of:=[.I64]" office:value-type="float" office:value="27" calcext:value-type="float">
            <text:p>27</text:p>
          </table:table-cell>
          <table:table-cell table:style-name="ce9" table:formula="of:=[.J64]" office:value-type="float" office:value="6" calcext:value-type="float">
            <text:p>6</text:p>
          </table:table-cell>
          <table:table-cell table:style-name="ce9" table:formula="of:=[.K64]" office:value-type="float" office:value="0" calcext:value-type="float">
            <text:p>0</text:p>
          </table:table-cell>
          <table:table-cell table:style-name="ce9" table:formula="of:=[.L64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5]" office:value-type="float" office:value="0" calcext:value-type="float">
            <text:p>0</text:p>
          </table:table-cell>
          <table:table-cell table:style-name="ce9" table:formula="of:=[.C65]" office:value-type="float" office:value="2" calcext:value-type="float">
            <text:p>2</text:p>
          </table:table-cell>
          <table:table-cell table:style-name="ce9" table:formula="of:=[.D65]" office:value-type="float" office:value="6" calcext:value-type="float">
            <text:p>6</text:p>
          </table:table-cell>
          <table:table-cell table:style-name="ce9" table:formula="of:=[.E65]" office:value-type="float" office:value="0" calcext:value-type="float">
            <text:p>0</text:p>
          </table:table-cell>
          <table:table-cell table:style-name="ce9" table:formula="of:=[.F65]" office:value-type="float" office:value="641" calcext:value-type="float">
            <text:p>641</text:p>
          </table:table-cell>
          <table:table-cell table:style-name="ce9" table:formula="of:=[.G65]" office:value-type="float" office:value="1" calcext:value-type="float">
            <text:p>1</text:p>
          </table:table-cell>
          <table:table-cell table:style-name="ce9" table:formula="of:=[.H65]" office:value-type="float" office:value="7" calcext:value-type="float">
            <text:p>7</text:p>
          </table:table-cell>
          <table:table-cell table:style-name="ce9" table:formula="of:=[.I65]" office:value-type="float" office:value="17" calcext:value-type="float">
            <text:p>17</text:p>
          </table:table-cell>
          <table:table-cell table:style-name="ce9" table:formula="of:=[.J65]" office:value-type="float" office:value="2" calcext:value-type="float">
            <text:p>2</text:p>
          </table:table-cell>
          <table:table-cell table:style-name="ce9" table:formula="of:=[.K65]" office:value-type="float" office:value="0" calcext:value-type="float">
            <text:p>0</text:p>
          </table:table-cell>
          <table:table-cell table:style-name="ce9" table:formula="of:=[.L65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6]" office:value-type="float" office:value="0" calcext:value-type="float">
            <text:p>0</text:p>
          </table:table-cell>
          <table:table-cell table:style-name="ce9" table:formula="of:=[.C66]" office:value-type="float" office:value="0" calcext:value-type="float">
            <text:p>0</text:p>
          </table:table-cell>
          <table:table-cell table:style-name="ce9" table:formula="of:=[.D66]" office:value-type="float" office:value="0" calcext:value-type="float">
            <text:p>0</text:p>
          </table:table-cell>
          <table:table-cell table:style-name="ce9" table:formula="of:=[.E66]" office:value-type="float" office:value="0" calcext:value-type="float">
            <text:p>0</text:p>
          </table:table-cell>
          <table:table-cell table:style-name="ce9" table:formula="of:=[.F66]" office:value-type="float" office:value="0" calcext:value-type="float">
            <text:p>0</text:p>
          </table:table-cell>
          <table:table-cell table:style-name="ce9" table:formula="of:=[.G66]" office:value-type="float" office:value="636" calcext:value-type="float">
            <text:p>636</text:p>
          </table:table-cell>
          <table:table-cell table:style-name="ce9" table:formula="of:=[.H66]" office:value-type="float" office:value="0" calcext:value-type="float">
            <text:p>0</text:p>
          </table:table-cell>
          <table:table-cell table:style-name="ce9" table:formula="of:=[.I66]" office:value-type="float" office:value="0" calcext:value-type="float">
            <text:p>0</text:p>
          </table:table-cell>
          <table:table-cell table:style-name="ce9" table:formula="of:=[.J66]" office:value-type="float" office:value="0" calcext:value-type="float">
            <text:p>0</text:p>
          </table:table-cell>
          <table:table-cell table:style-name="ce9" table:formula="of:=[.K66]" office:value-type="float" office:value="0" calcext:value-type="float">
            <text:p>0</text:p>
          </table:table-cell>
          <table:table-cell table:style-name="ce9" table:formula="of:=[.L66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7]" office:value-type="float" office:value="18" calcext:value-type="float">
            <text:p>18</text:p>
          </table:table-cell>
          <table:table-cell table:style-name="ce9" table:formula="of:=[.C67]" office:value-type="float" office:value="10" calcext:value-type="float">
            <text:p>10</text:p>
          </table:table-cell>
          <table:table-cell table:style-name="ce9" table:formula="of:=[.D67]" office:value-type="float" office:value="14" calcext:value-type="float">
            <text:p>14</text:p>
          </table:table-cell>
          <table:table-cell table:style-name="ce9" table:formula="of:=[.E67]" office:value-type="float" office:value="0" calcext:value-type="float">
            <text:p>0</text:p>
          </table:table-cell>
          <table:table-cell table:style-name="ce9" table:formula="of:=[.F67]" office:value-type="float" office:value="0" calcext:value-type="float">
            <text:p>0</text:p>
          </table:table-cell>
          <table:table-cell table:style-name="ce9" table:formula="of:=[.G67]" office:value-type="float" office:value="1" calcext:value-type="float">
            <text:p>1</text:p>
          </table:table-cell>
          <table:table-cell table:style-name="ce9" table:formula="of:=[.H67]" office:value-type="float" office:value="616" calcext:value-type="float">
            <text:p>616</text:p>
          </table:table-cell>
          <table:table-cell table:style-name="ce9" table:formula="of:=[.I67]" office:value-type="float" office:value="0" calcext:value-type="float">
            <text:p>0</text:p>
          </table:table-cell>
          <table:table-cell table:style-name="ce9" table:formula="of:=[.J67]" office:value-type="float" office:value="15" calcext:value-type="float">
            <text:p>15</text:p>
          </table:table-cell>
          <table:table-cell table:style-name="ce9" table:formula="of:=[.K67]" office:value-type="float" office:value="0" calcext:value-type="float">
            <text:p>0</text:p>
          </table:table-cell>
          <table:table-cell table:style-name="ce9" table:formula="of:=[.L67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8]" office:value-type="float" office:value="0" calcext:value-type="float">
            <text:p>0</text:p>
          </table:table-cell>
          <table:table-cell table:style-name="ce9" table:formula="of:=[.C68]" office:value-type="float" office:value="4" calcext:value-type="float">
            <text:p>4</text:p>
          </table:table-cell>
          <table:table-cell table:style-name="ce9" table:formula="of:=[.D68]" office:value-type="float" office:value="9" calcext:value-type="float">
            <text:p>9</text:p>
          </table:table-cell>
          <table:table-cell table:style-name="ce9" table:formula="of:=[.E68]" office:value-type="float" office:value="0" calcext:value-type="float">
            <text:p>0</text:p>
          </table:table-cell>
          <table:table-cell table:style-name="ce9" table:formula="of:=[.F68]" office:value-type="float" office:value="0" calcext:value-type="float">
            <text:p>0</text:p>
          </table:table-cell>
          <table:table-cell table:style-name="ce9" table:formula="of:=[.G68]" office:value-type="float" office:value="3" calcext:value-type="float">
            <text:p>3</text:p>
          </table:table-cell>
          <table:table-cell table:style-name="ce9" table:formula="of:=[.H68]" office:value-type="float" office:value="0" calcext:value-type="float">
            <text:p>0</text:p>
          </table:table-cell>
          <table:table-cell table:style-name="ce9" table:formula="of:=[.I68]" office:value-type="float" office:value="701" calcext:value-type="float">
            <text:p>701</text:p>
          </table:table-cell>
          <table:table-cell table:style-name="ce9" table:formula="of:=[.J68]" office:value-type="float" office:value="1" calcext:value-type="float">
            <text:p>1</text:p>
          </table:table-cell>
          <table:table-cell table:style-name="ce9" table:formula="of:=[.K68]" office:value-type="float" office:value="0" calcext:value-type="float">
            <text:p>0</text:p>
          </table:table-cell>
          <table:table-cell table:style-name="ce9" table:formula="of:=[.L68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9]" office:value-type="float" office:value="64" calcext:value-type="float">
            <text:p>64</text:p>
          </table:table-cell>
          <table:table-cell table:style-name="ce9" table:formula="of:=[.C69]" office:value-type="float" office:value="5" calcext:value-type="float">
            <text:p>5</text:p>
          </table:table-cell>
          <table:table-cell table:style-name="ce9" table:formula="of:=[.D69]" office:value-type="float" office:value="0" calcext:value-type="float">
            <text:p>0</text:p>
          </table:table-cell>
          <table:table-cell table:style-name="ce9" table:formula="of:=[.E69]" office:value-type="float" office:value="0" calcext:value-type="float">
            <text:p>0</text:p>
          </table:table-cell>
          <table:table-cell table:style-name="ce9" table:formula="of:=[.F69]" office:value-type="float" office:value="0" calcext:value-type="float">
            <text:p>0</text:p>
          </table:table-cell>
          <table:table-cell table:style-name="ce9" table:formula="of:=[.G69]" office:value-type="float" office:value="10" calcext:value-type="float">
            <text:p>10</text:p>
          </table:table-cell>
          <table:table-cell table:style-name="ce9" table:formula="of:=[.H69]" office:value-type="float" office:value="0" calcext:value-type="float">
            <text:p>0</text:p>
          </table:table-cell>
          <table:table-cell table:style-name="ce9" table:formula="of:=[.I69]" office:value-type="float" office:value="0" calcext:value-type="float">
            <text:p>0</text:p>
          </table:table-cell>
          <table:table-cell table:style-name="ce9" table:formula="of:=[.J69]" office:value-type="float" office:value="595" calcext:value-type="float">
            <text:p>595</text:p>
          </table:table-cell>
          <table:table-cell table:style-name="ce9" table:formula="of:=[.K69]" office:value-type="float" office:value="0" calcext:value-type="float">
            <text:p>0</text:p>
          </table:table-cell>
          <table:table-cell table:style-name="ce9" table:formula="of:=[.L69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0]" office:value-type="float" office:value="1" calcext:value-type="float">
            <text:p>1</text:p>
          </table:table-cell>
          <table:table-cell table:style-name="ce9" table:formula="of:=[.C70]" office:value-type="float" office:value="8" calcext:value-type="float">
            <text:p>8</text:p>
          </table:table-cell>
          <table:table-cell table:style-name="ce9" table:formula="of:=[.D70]" office:value-type="float" office:value="1" calcext:value-type="float">
            <text:p>1</text:p>
          </table:table-cell>
          <table:table-cell table:style-name="ce9" table:formula="of:=[.E70]" office:value-type="float" office:value="11" calcext:value-type="float">
            <text:p>11</text:p>
          </table:table-cell>
          <table:table-cell table:style-name="ce9" table:formula="of:=[.F70]" office:value-type="float" office:value="76" calcext:value-type="float">
            <text:p>76</text:p>
          </table:table-cell>
          <table:table-cell table:style-name="ce9" table:formula="of:=[.G70]" office:value-type="float" office:value="15" calcext:value-type="float">
            <text:p>15</text:p>
          </table:table-cell>
          <table:table-cell table:style-name="ce9" table:formula="of:=[.H70]" office:value-type="float" office:value="0" calcext:value-type="float">
            <text:p>0</text:p>
          </table:table-cell>
          <table:table-cell table:style-name="ce9" table:formula="of:=[.I70]" office:value-type="float" office:value="81" calcext:value-type="float">
            <text:p>81</text:p>
          </table:table-cell>
          <table:table-cell table:style-name="ce9" table:formula="of:=[.J70]" office:value-type="float" office:value="43" calcext:value-type="float">
            <text:p>43</text:p>
          </table:table-cell>
          <table:table-cell table:style-name="ce9" table:formula="of:=[.K70]" office:value-type="float" office:value="503" calcext:value-type="float">
            <text:p>503</text:p>
          </table:table-cell>
          <table:table-cell table:style-name="ce9" table:formula="of:=[.L70]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table:style-name="ce9" table:formula="of:=[.B72]" office:value-type="float" office:value="287" calcext:value-type="float">
            <text:p>287</text:p>
          </table:table-cell>
          <table:table-cell table:style-name="ce9" table:formula="of:=[.C72]" office:value-type="float" office:value="0" calcext:value-type="float">
            <text:p>0</text:p>
          </table:table-cell>
          <table:table-cell table:style-name="ce9" table:formula="of:=[.D72]" office:value-type="float" office:value="3" calcext:value-type="float">
            <text:p>3</text:p>
          </table:table-cell>
          <table:table-cell table:style-name="ce9" table:formula="of:=[.E72]" office:value-type="float" office:value="0" calcext:value-type="float">
            <text:p>0</text:p>
          </table:table-cell>
          <table:table-cell table:style-name="ce9" table:formula="of:=[.F72]" office:value-type="float" office:value="0" calcext:value-type="float">
            <text:p>0</text:p>
          </table:table-cell>
          <table:table-cell table:style-name="ce9" table:formula="of:=[.G72]" office:value-type="float" office:value="1" calcext:value-type="float">
            <text:p>1</text:p>
          </table:table-cell>
          <table:table-cell table:style-name="ce9" table:formula="of:=[.H72]" office:value-type="float" office:value="3" calcext:value-type="float">
            <text:p>3</text:p>
          </table:table-cell>
          <table:table-cell table:style-name="ce9" table:formula="of:=[.I72]" office:value-type="float" office:value="1" calcext:value-type="float">
            <text:p>1</text:p>
          </table:table-cell>
          <table:table-cell table:style-name="ce9" table:formula="of:=[.J72]" office:value-type="float" office:value="1" calcext:value-type="float">
            <text:p>1</text:p>
          </table:table-cell>
          <table:table-cell table:style-name="ce9" table:formula="of:=[.K72]" office:value-type="float" office:value="0" calcext:value-type="float">
            <text:p>0</text:p>
          </table:table-cell>
          <table:table-cell table:style-name="ce9" table:formula="of:=[.L72]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3]" office:value-type="float" office:value="0" calcext:value-type="float">
            <text:p>0</text:p>
          </table:table-cell>
          <table:table-cell table:style-name="ce9" table:formula="of:=[.C73]" office:value-type="float" office:value="340" calcext:value-type="float">
            <text:p>340</text:p>
          </table:table-cell>
          <table:table-cell table:style-name="ce9" table:formula="of:=[.D73]" office:value-type="float" office:value="3" calcext:value-type="float">
            <text:p>3</text:p>
          </table:table-cell>
          <table:table-cell table:style-name="ce9" table:formula="of:=[.E73]" office:value-type="float" office:value="0" calcext:value-type="float">
            <text:p>0</text:p>
          </table:table-cell>
          <table:table-cell table:style-name="ce9" table:formula="of:=[.F73]" office:value-type="float" office:value="1" calcext:value-type="float">
            <text:p>1</text:p>
          </table:table-cell>
          <table:table-cell table:style-name="ce9" table:formula="of:=[.G73]" office:value-type="float" office:value="0" calcext:value-type="float">
            <text:p>0</text:p>
          </table:table-cell>
          <table:table-cell table:style-name="ce9" table:formula="of:=[.H73]" office:value-type="float" office:value="0" calcext:value-type="float">
            <text:p>0</text:p>
          </table:table-cell>
          <table:table-cell table:style-name="ce9" table:formula="of:=[.I73]" office:value-type="float" office:value="0" calcext:value-type="float">
            <text:p>0</text:p>
          </table:table-cell>
          <table:table-cell table:style-name="ce9" table:formula="of:=[.J73]" office:value-type="float" office:value="1" calcext:value-type="float">
            <text:p>1</text:p>
          </table:table-cell>
          <table:table-cell table:style-name="ce9" table:formula="of:=[.K73]" office:value-type="float" office:value="0" calcext:value-type="float">
            <text:p>0</text:p>
          </table:table-cell>
          <table:table-cell table:style-name="ce9" table:formula="of:=[.L73]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4]" office:value-type="float" office:value="1" calcext:value-type="float">
            <text:p>1</text:p>
          </table:table-cell>
          <table:table-cell table:style-name="ce9" table:formula="of:=[.C74]" office:value-type="float" office:value="0" calcext:value-type="float">
            <text:p>0</text:p>
          </table:table-cell>
          <table:table-cell table:style-name="ce9" table:formula="of:=[.D74]" office:value-type="float" office:value="301" calcext:value-type="float">
            <text:p>301</text:p>
          </table:table-cell>
          <table:table-cell table:style-name="ce9" table:formula="of:=[.E74]" office:value-type="float" office:value="3" calcext:value-type="float">
            <text:p>3</text:p>
          </table:table-cell>
          <table:table-cell table:style-name="ce9" table:formula="of:=[.F74]" office:value-type="float" office:value="1" calcext:value-type="float">
            <text:p>1</text:p>
          </table:table-cell>
          <table:table-cell table:style-name="ce9" table:formula="of:=[.G74]" office:value-type="float" office:value="0" calcext:value-type="float">
            <text:p>0</text:p>
          </table:table-cell>
          <table:table-cell table:style-name="ce9" table:formula="of:=[.H74]" office:value-type="float" office:value="0" calcext:value-type="float">
            <text:p>0</text:p>
          </table:table-cell>
          <table:table-cell table:style-name="ce9" table:formula="of:=[.I74]" office:value-type="float" office:value="1" calcext:value-type="float">
            <text:p>1</text:p>
          </table:table-cell>
          <table:table-cell table:style-name="ce9" table:formula="of:=[.J74]" office:value-type="float" office:value="3" calcext:value-type="float">
            <text:p>3</text:p>
          </table:table-cell>
          <table:table-cell table:style-name="ce9" table:formula="of:=[.K74]" office:value-type="float" office:value="0" calcext:value-type="float">
            <text:p>0</text:p>
          </table:table-cell>
          <table:table-cell table:style-name="ce9" table:formula="of:=[.L74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5]" office:value-type="float" office:value="0" calcext:value-type="float">
            <text:p>0</text:p>
          </table:table-cell>
          <table:table-cell table:style-name="ce9" table:formula="of:=[.C75]" office:value-type="float" office:value="0" calcext:value-type="float">
            <text:p>0</text:p>
          </table:table-cell>
          <table:table-cell table:style-name="ce9" table:formula="of:=[.D75]" office:value-type="float" office:value="25" calcext:value-type="float">
            <text:p>25</text:p>
          </table:table-cell>
          <table:table-cell table:style-name="ce9" table:formula="of:=[.E75]" office:value-type="float" office:value="253" calcext:value-type="float">
            <text:p>253</text:p>
          </table:table-cell>
          <table:table-cell table:style-name="ce9" table:formula="of:=[.F75]" office:value-type="float" office:value="0" calcext:value-type="float">
            <text:p>0</text:p>
          </table:table-cell>
          <table:table-cell table:style-name="ce9" table:formula="of:=[.G75]" office:value-type="float" office:value="11" calcext:value-type="float">
            <text:p>11</text:p>
          </table:table-cell>
          <table:table-cell table:style-name="ce9" table:formula="of:=[.H75]" office:value-type="float" office:value="0" calcext:value-type="float">
            <text:p>0</text:p>
          </table:table-cell>
          <table:table-cell table:style-name="ce9" table:formula="of:=[.I75]" office:value-type="float" office:value="13" calcext:value-type="float">
            <text:p>13</text:p>
          </table:table-cell>
          <table:table-cell table:style-name="ce9" table:formula="of:=[.J75]" office:value-type="float" office:value="3" calcext:value-type="float">
            <text:p>3</text:p>
          </table:table-cell>
          <table:table-cell table:style-name="ce9" table:formula="of:=[.K75]" office:value-type="float" office:value="0" calcext:value-type="float">
            <text:p>0</text:p>
          </table:table-cell>
          <table:table-cell table:style-name="ce9" table:formula="of:=[.L75]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6]" office:value-type="float" office:value="1" calcext:value-type="float">
            <text:p>1</text:p>
          </table:table-cell>
          <table:table-cell table:style-name="ce9" table:formula="of:=[.C76]" office:value-type="float" office:value="1" calcext:value-type="float">
            <text:p>1</text:p>
          </table:table-cell>
          <table:table-cell table:style-name="ce9" table:formula="of:=[.D76]" office:value-type="float" office:value="1" calcext:value-type="float">
            <text:p>1</text:p>
          </table:table-cell>
          <table:table-cell table:style-name="ce9" table:formula="of:=[.E76]" office:value-type="float" office:value="0" calcext:value-type="float">
            <text:p>0</text:p>
          </table:table-cell>
          <table:table-cell table:style-name="ce9" table:formula="of:=[.F76]" office:value-type="float" office:value="283" calcext:value-type="float">
            <text:p>283</text:p>
          </table:table-cell>
          <table:table-cell table:style-name="ce9" table:formula="of:=[.G76]" office:value-type="float" office:value="0" calcext:value-type="float">
            <text:p>0</text:p>
          </table:table-cell>
          <table:table-cell table:style-name="ce9" table:formula="of:=[.H76]" office:value-type="float" office:value="4" calcext:value-type="float">
            <text:p>4</text:p>
          </table:table-cell>
          <table:table-cell table:style-name="ce9" table:formula="of:=[.I76]" office:value-type="float" office:value="8" calcext:value-type="float">
            <text:p>8</text:p>
          </table:table-cell>
          <table:table-cell table:style-name="ce9" table:formula="of:=[.J76]" office:value-type="float" office:value="3" calcext:value-type="float">
            <text:p>3</text:p>
          </table:table-cell>
          <table:table-cell table:style-name="ce9" table:formula="of:=[.K76]" office:value-type="float" office:value="3" calcext:value-type="float">
            <text:p>3</text:p>
          </table:table-cell>
          <table:table-cell table:style-name="ce9" table:formula="of:=[.L76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 table:style-name="ce9" table:formula="of:=[.B77]" office:value-type="float" office:value="0" calcext:value-type="float">
            <text:p>0</text:p>
          </table:table-cell>
          <table:table-cell table:style-name="ce9" table:formula="of:=[.C77]" office:value-type="float" office:value="0" calcext:value-type="float">
            <text:p>0</text:p>
          </table:table-cell>
          <table:table-cell table:style-name="ce9" table:formula="of:=[.D77]" office:value-type="float" office:value="0" calcext:value-type="float">
            <text:p>0</text:p>
          </table:table-cell>
          <table:table-cell table:style-name="ce9" table:formula="of:=[.E77]" office:value-type="float" office:value="5" calcext:value-type="float">
            <text:p>5</text:p>
          </table:table-cell>
          <table:table-cell table:style-name="ce9" table:formula="of:=[.F77]" office:value-type="float" office:value="1" calcext:value-type="float">
            <text:p>1</text:p>
          </table:table-cell>
          <table:table-cell table:style-name="ce9" table:formula="of:=[.G77]" office:value-type="float" office:value="242" calcext:value-type="float">
            <text:p>242</text:p>
          </table:table-cell>
          <table:table-cell table:style-name="ce9" table:formula="of:=[.H77]" office:value-type="float" office:value="0" calcext:value-type="float">
            <text:p>0</text:p>
          </table:table-cell>
          <table:table-cell table:style-name="ce9" table:formula="of:=[.I77]" office:value-type="float" office:value="0" calcext:value-type="float">
            <text:p>0</text:p>
          </table:table-cell>
          <table:table-cell table:style-name="ce9" table:formula="of:=[.J77]" office:value-type="float" office:value="2" calcext:value-type="float">
            <text:p>2</text:p>
          </table:table-cell>
          <table:table-cell table:style-name="ce9" table:formula="of:=[.K77]" office:value-type="float" office:value="0" calcext:value-type="float">
            <text:p>0</text:p>
          </table:table-cell>
          <table:table-cell table:style-name="ce9" table:formula="of:=[.L77]"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table:style-name="ce9" table:formula="of:=[.B78]" office:value-type="float" office:value="12" calcext:value-type="float">
            <text:p>12</text:p>
          </table:table-cell>
          <table:table-cell table:style-name="ce9" table:formula="of:=[.C78]" office:value-type="float" office:value="2" calcext:value-type="float">
            <text:p>2</text:p>
          </table:table-cell>
          <table:table-cell table:style-name="ce9" table:formula="of:=[.D78]" office:value-type="float" office:value="2" calcext:value-type="float">
            <text:p>2</text:p>
          </table:table-cell>
          <table:table-cell table:style-name="ce9" table:formula="of:=[.E78]" office:value-type="float" office:value="0" calcext:value-type="float">
            <text:p>0</text:p>
          </table:table-cell>
          <table:table-cell table:style-name="ce9" table:formula="of:=[.F78]" office:value-type="float" office:value="0" calcext:value-type="float">
            <text:p>0</text:p>
          </table:table-cell>
          <table:table-cell table:style-name="ce9" table:formula="of:=[.G78]" office:value-type="float" office:value="3" calcext:value-type="float">
            <text:p>3</text:p>
          </table:table-cell>
          <table:table-cell table:style-name="ce9" table:formula="of:=[.H78]" office:value-type="float" office:value="257" calcext:value-type="float">
            <text:p>257</text:p>
          </table:table-cell>
          <table:table-cell table:style-name="ce9" table:formula="of:=[.I78]" office:value-type="float" office:value="0" calcext:value-type="float">
            <text:p>0</text:p>
          </table:table-cell>
          <table:table-cell table:style-name="ce9" table:formula="of:=[.J78]" office:value-type="float" office:value="7" calcext:value-type="float">
            <text:p>7</text:p>
          </table:table-cell>
          <table:table-cell table:style-name="ce9" table:formula="of:=[.K78]" office:value-type="float" office:value="0" calcext:value-type="float">
            <text:p>0</text:p>
          </table:table-cell>
          <table:table-cell table:style-name="ce9" table:formula="of:=[.L78]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table:style-name="ce9" table:formula="of:=[.B79]" office:value-type="float" office:value="0" calcext:value-type="float">
            <text:p>0</text:p>
          </table:table-cell>
          <table:table-cell table:style-name="ce9" table:formula="of:=[.C79]" office:value-type="float" office:value="0" calcext:value-type="float">
            <text:p>0</text:p>
          </table:table-cell>
          <table:table-cell table:style-name="ce9" table:formula="of:=[.D79]" office:value-type="float" office:value="2" calcext:value-type="float">
            <text:p>2</text:p>
          </table:table-cell>
          <table:table-cell table:style-name="ce9" table:formula="of:=[.E79]" office:value-type="float" office:value="1" calcext:value-type="float">
            <text:p>1</text:p>
          </table:table-cell>
          <table:table-cell table:style-name="ce9" table:formula="of:=[.F79]" office:value-type="float" office:value="1" calcext:value-type="float">
            <text:p>1</text:p>
          </table:table-cell>
          <table:table-cell table:style-name="ce9" table:formula="of:=[.G79]" office:value-type="float" office:value="2" calcext:value-type="float">
            <text:p>2</text:p>
          </table:table-cell>
          <table:table-cell table:style-name="ce9" table:formula="of:=[.H79]" office:value-type="float" office:value="0" calcext:value-type="float">
            <text:p>0</text:p>
          </table:table-cell>
          <table:table-cell table:style-name="ce9" table:formula="of:=[.I79]" office:value-type="float" office:value="301" calcext:value-type="float">
            <text:p>301</text:p>
          </table:table-cell>
          <table:table-cell table:style-name="ce9" table:formula="of:=[.J79]" office:value-type="float" office:value="0" calcext:value-type="float">
            <text:p>0</text:p>
          </table:table-cell>
          <table:table-cell table:style-name="ce9" table:formula="of:=[.K79]" office:value-type="float" office:value="0" calcext:value-type="float">
            <text:p>0</text:p>
          </table:table-cell>
          <table:table-cell table:style-name="ce9" table:formula="of:=[.L79]"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 table:style-name="ce9" table:formula="of:=[.B80]" office:value-type="float" office:value="33" calcext:value-type="float">
            <text:p>33</text:p>
          </table:table-cell>
          <table:table-cell table:style-name="ce9" table:formula="of:=[.C80]" office:value-type="float" office:value="2" calcext:value-type="float">
            <text:p>2</text:p>
          </table:table-cell>
          <table:table-cell table:style-name="ce9" table:formula="of:=[.D80]" office:value-type="float" office:value="1" calcext:value-type="float">
            <text:p>1</text:p>
          </table:table-cell>
          <table:table-cell table:style-name="ce9" table:formula="of:=[.E80]" office:value-type="float" office:value="0" calcext:value-type="float">
            <text:p>0</text:p>
          </table:table-cell>
          <table:table-cell table:style-name="ce9" table:formula="of:=[.F80]" office:value-type="float" office:value="1" calcext:value-type="float">
            <text:p>1</text:p>
          </table:table-cell>
          <table:table-cell table:style-name="ce9" table:formula="of:=[.G80]" office:value-type="float" office:value="12" calcext:value-type="float">
            <text:p>12</text:p>
          </table:table-cell>
          <table:table-cell table:style-name="ce9" table:formula="of:=[.H80]" office:value-type="float" office:value="1" calcext:value-type="float">
            <text:p>1</text:p>
          </table:table-cell>
          <table:table-cell table:style-name="ce9" table:formula="of:=[.I80]" office:value-type="float" office:value="0" calcext:value-type="float">
            <text:p>0</text:p>
          </table:table-cell>
          <table:table-cell table:style-name="ce9" table:formula="of:=[.J80]" office:value-type="float" office:value="244" calcext:value-type="float">
            <text:p>244</text:p>
          </table:table-cell>
          <table:table-cell table:style-name="ce9" table:formula="of:=[.K80]" office:value-type="float" office:value="0" calcext:value-type="float">
            <text:p>0</text:p>
          </table:table-cell>
          <table:table-cell table:style-name="ce9" table:formula="of:=[.L80]"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table:style-name="ce9" table:formula="of:=[.B81]" office:value-type="float" office:value="0" calcext:value-type="float">
            <text:p>0</text:p>
          </table:table-cell>
          <table:table-cell table:style-name="ce9" table:formula="of:=[.C81]" office:value-type="float" office:value="2" calcext:value-type="float">
            <text:p>2</text:p>
          </table:table-cell>
          <table:table-cell table:style-name="ce9" table:formula="of:=[.D81]" office:value-type="float" office:value="0" calcext:value-type="float">
            <text:p>0</text:p>
          </table:table-cell>
          <table:table-cell table:style-name="ce9" table:formula="of:=[.E81]" office:value-type="float" office:value="1" calcext:value-type="float">
            <text:p>1</text:p>
          </table:table-cell>
          <table:table-cell table:style-name="ce9" table:formula="of:=[.F81]" office:value-type="float" office:value="41" calcext:value-type="float">
            <text:p>41</text:p>
          </table:table-cell>
          <table:table-cell table:style-name="ce9" table:formula="of:=[.G81]" office:value-type="float" office:value="7" calcext:value-type="float">
            <text:p>7</text:p>
          </table:table-cell>
          <table:table-cell table:style-name="ce9" table:formula="of:=[.H81]" office:value-type="float" office:value="0" calcext:value-type="float">
            <text:p>0</text:p>
          </table:table-cell>
          <table:table-cell table:style-name="ce9" table:formula="of:=[.I81]" office:value-type="float" office:value="24" calcext:value-type="float">
            <text:p>24</text:p>
          </table:table-cell>
          <table:table-cell table:style-name="ce9" table:formula="of:=[.J81]" office:value-type="float" office:value="15" calcext:value-type="float">
            <text:p>15</text:p>
          </table:table-cell>
          <table:table-cell table:style-name="ce9" table:formula="of:=[.K81]" office:value-type="float" office:value="178" calcext:value-type="float">
            <text:p>178</text:p>
          </table:table-cell>
          <table:table-cell table:style-name="ce9" table:formula="of:=[.L81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foreign</text:p>
          </table:table-cell>
          <table:table-cell table:style-name="ce9" table:formula="of:=[.B93]" office:value-type="float" office:value="775" calcext:value-type="float">
            <text:p>775</text:p>
          </table:table-cell>
          <table:table-cell table:style-name="ce9" table:formula="of:=[.C93]" office:value-type="float" office:value="571" calcext:value-type="float">
            <text:p>571</text:p>
          </table:table-cell>
          <table:table-cell table:style-name="ce9" table:formula="of:=[.D93]" office:value-type="float" office:value="3069" calcext:value-type="float">
            <text:p>3069</text:p>
          </table:table-cell>
          <table:table-cell table:style-name="ce9" table:formula="of:=[.E93]" office:value-type="float" office:value="119" calcext:value-type="float">
            <text:p>119</text:p>
          </table:table-cell>
          <table:table-cell table:style-name="ce9" table:formula="of:=[.F93]" office:value-type="float" office:value="2732" calcext:value-type="float">
            <text:p>2732</text:p>
          </table:table-cell>
          <table:table-cell table:style-name="ce9" table:formula="of:=[.G93]" office:value-type="float" office:value="4452" calcext:value-type="float">
            <text:p>4452</text:p>
          </table:table-cell>
          <table:table-cell table:style-name="ce9" table:formula="of:=[.H93]" office:value-type="float" office:value="3429" calcext:value-type="float">
            <text:p>3429</text:p>
          </table:table-cell>
          <table:table-cell table:style-name="ce9" table:formula="of:=[.I93]" office:value-type="float" office:value="211" calcext:value-type="float">
            <text:p>211</text:p>
          </table:table-cell>
          <table:table-cell table:style-name="ce9" table:formula="of:=[.J93]" office:value-type="float" office:value="569" calcext:value-type="float">
            <text:p>569</text:p>
          </table:table-cell>
          <table:table-cell table:style-name="ce9" table:formula="of:=[.K93]" office:value-type="float" office:value="212" calcext:value-type="float">
            <text:p>212</text:p>
          </table:table-cell>
          <table:table-cell table:style-name="ce9" table:formula="of:=[.L93]" office:value-type="float" office:value="10244" calcext:value-type="float">
            <text:p>10244</text:p>
          </table:table-cell>
          <table:table-cell/>
        </table:table-row>
        <table:table-row table:style-name="ro1" table:number-rows-repeated="36">
          <table:table-cell table:number-columns-repeated="13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571" calcext:value-type="float">
            <text:p>571</text:p>
          </table:table-cell>
          <table:table-cell office:value-type="float" office:value="3069" calcext:value-type="float">
            <text:p>3069</text:p>
          </table:table-cell>
          <table:table-cell office:value-type="float" office:value="119" calcext:value-type="float">
            <text:p>119</text:p>
          </table:table-cell>
          <table:table-cell office:value-type="float" office:value="2732" calcext:value-type="float">
            <text:p>2732</text:p>
          </table:table-cell>
          <table:table-cell office:value-type="float" office:value="4452" calcext:value-type="float">
            <text:p>4452</text:p>
          </table:table-cell>
          <table:table-cell office:value-type="float" office:value="3429" calcext:value-type="float">
            <text:p>3429</text:p>
          </table:table-cell>
          <table:table-cell office:value-type="float" office:value="211" calcext:value-type="float">
            <text:p>211</text:p>
          </table:table-cell>
          <table:table-cell office:value-type="float" office:value="569" calcext:value-type="float">
            <text:p>569</text:p>
          </table:table-cell>
          <table:table-cell office:value-type="float" office:value="212" calcext:value-type="float">
            <text:p>212</text:p>
          </table:table-cell>
          <table:table-cell office:value-type="float" office:value="10244" calcext:value-type="float">
            <text:p>102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53:08.890993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33:50.586565978</meta:creation-date>
    <dc:date>2017-04-05T13:56:58.086753913</dc:date>
    <meta:editing-duration>PT1H5M58S</meta:editing-duration>
    <meta:editing-cycles>49</meta:editing-cycles>
    <meta:generator>LibreOffice/5.2.3.3$Linux_X86_64 LibreOffice_project/20m0$Build-3</meta:generator>
    <meta:document-statistic meta:table-count="4" meta:cell-count="9226" meta:object-count="0"/>
  </office:meta>
</office:document-meta>
</file>